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5.1724in" svg:y="1.2626in">
            <draw:object draw:notify-on-update-of-ranges="Sheet1.F1:Sheet1.F241 Sheet1.G1:Sheet1.G241 Sheet1.F1:Sheet1.F241 Sheet1.H1:Sheet1.H2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Fs</text:p>
          </table:table-cell>
          <table:table-cell office:value-type="float" office:value="0.88" calcext:value-type="float">
            <text:p>0.8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SIN([.F1]/48*[.$B$1]*3.1415926*2)" office:value-type="float" office:value="0" calcext:value-type="float">
            <text:p>0.00</text:p>
          </table:table-cell>
          <table:table-cell table:formula="of:=COS([.F1]/48*[.$B$1]*3.1415926*2)" office:value-type="float" office:value="1" calcext:value-type="float">
            <text:p>1.00</text:p>
          </table:table-cell>
          <table:table-cell/>
          <table:table-cell office:value-type="string" calcext:value-type="string">
            <text:p>+COS<text:span text:style-name="T1">()</text:span>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samp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IN([.F2]/48*[.$B$1]*3.1415926*2)" office:value-type="float" office:value="0.11493714854093" calcext:value-type="float">
            <text:p>0.11</text:p>
          </table:table-cell>
          <table:table-cell table:formula="of:=COS([.F2]/48*[.$B$1]*3.1415926*2)" office:value-type="float" office:value="0.993372765826243" calcext:value-type="float">
            <text:p>0.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SIN([.F3]/48*[.$B$1]*3.1415926*2)" office:value-type="float" office:value="0.22835086628457" calcext:value-type="float">
            <text:p>0.23</text:p>
          </table:table-cell>
          <table:table-cell table:formula="of:=COS([.F3]/48*[.$B$1]*3.1415926*2)" office:value-type="float" office:value="0.97357890377056" calcext:value-type="float">
            <text:p>0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(1/48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SIN([.F4]/48*[.$B$1]*3.1415926*2)" office:value-type="float" office:value="0.338737914698915" calcext:value-type="float">
            <text:p>0.34</text:p>
          </table:table-cell>
          <table:table-cell table:formula="of:=COS([.F4]/48*[.$B$1]*3.1415926*2)" office:value-type="float" office:value="0.940880770951044" calcext:value-type="float">
            <text:p>0.9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SIN([.F5]/48*[.$B$1]*3.1415926*2)" office:value-type="float" office:value="0.44463517214478" calcext:value-type="float">
            <text:p>0.44</text:p>
          </table:table-cell>
          <table:table-cell table:formula="of:=COS([.F5]/48*[.$B$1]*3.1415926*2)" office:value-type="float" office:value="0.895711763734173" calcext:value-type="float">
            <text:p>0.9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SIN([.F6]/48*[.$B$1]*3.1415926*2)" office:value-type="float" office:value="0.54463902677526" calcext:value-type="float">
            <text:p>0.54</text:p>
          </table:table-cell>
          <table:table-cell table:formula="of:=COS([.F6]/48*[.$B$1]*3.1415926*2)" office:value-type="float" office:value="0.838670573296391" calcext:value-type="float">
            <text:p>0.8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SIN([.F7]/48*[.$B$1]*3.1415926*2)" office:value-type="float" office:value="0.637423980664528" calcext:value-type="float">
            <text:p>0.64</text:p>
          </table:table-cell>
          <table:table-cell table:formula="of:=COS([.F7]/48*[.$B$1]*3.1415926*2)" office:value-type="float" office:value="0.770513250290862" calcext:value-type="float">
            <text:p>0.7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SIN([.F8]/48*[.$B$1]*3.1415926*2)" office:value-type="float" office:value="0.721760218578131" calcext:value-type="float">
            <text:p>0.72</text:p>
          </table:table-cell>
          <table:table-cell table:formula="of:=COS([.F8]/48*[.$B$1]*3.1415926*2)" office:value-type="float" office:value="0.692143183798012" calcext:value-type="float">
            <text:p>0.6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SIN([.F9]/48*[.$B$1]*3.1415926*2)" office:value-type="float" office:value="0.796529908520096" calcext:value-type="float">
            <text:p>0.80</text:p>
          </table:table-cell>
          <table:table-cell table:formula="of:=COS([.F9]/48*[.$B$1]*3.1415926*2)" office:value-type="float" office:value="0.604599127383564" calcext:value-type="float">
            <text:p>0.6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SIN([.F10]/48*[.$B$1]*3.1415926*2)" office:value-type="float" office:value="0.860742018001734" calcext:value-type="float">
            <text:p>0.86</text:p>
          </table:table-cell>
          <table:table-cell table:formula="of:=COS([.F10]/48*[.$B$1]*3.1415926*2)" office:value-type="float" office:value="0.509041430972277" calcext:value-type="float">
            <text:p>0.5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SIN([.F11]/48*[.$B$1]*3.1415926*2)" office:value-type="float" office:value="0.913545449650392" calcext:value-type="float">
            <text:p>0.91</text:p>
          </table:table-cell>
          <table:table-cell table:formula="of:=COS([.F11]/48*[.$B$1]*3.1415926*2)" office:value-type="float" office:value="0.406736661026595" calcext:value-type="float">
            <text:p>0.4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SIN([.F12]/48*[.$B$1]*3.1415926*2)" office:value-type="float" office:value="0.954240322052645" calcext:value-type="float">
            <text:p>0.95</text:p>
          </table:table-cell>
          <table:table-cell table:formula="of:=COS([.F12]/48*[.$B$1]*3.1415926*2)" office:value-type="float" office:value="0.299040812881562" calcext:value-type="float">
            <text:p>0.3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SIN([.F13]/48*[.$B$1]*3.1415926*2)" office:value-type="float" office:value="0.982287246310329" calcext:value-type="float">
            <text:p>0.98</text:p>
          </table:table-cell>
          <table:table-cell table:formula="of:=COS([.F13]/48*[.$B$1]*3.1415926*2)" office:value-type="float" office:value="0.187381337747576" calcext:value-type="float">
            <text:p>0.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SIN([.F14]/48*[.$B$1]*3.1415926*2)" office:value-type="float" office:value="0.997314475353627" calcext:value-type="float">
            <text:p>1.00</text:p>
          </table:table-cell>
          <table:table-cell table:formula="of:=COS([.F14]/48*[.$B$1]*3.1415926*2)" office:value-type="float" office:value="0.0732382226034997" calcext:value-type="float">
            <text:p>0.07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SIN([.F15]/48*[.$B$1]*3.1415926*2)" office:value-type="float" office:value="0.999122831250833" calcext:value-type="float">
            <text:p>1.00</text:p>
          </table:table-cell>
          <table:table-cell table:formula="of:=COS([.F15]/48*[.$B$1]*3.1415926*2)" office:value-type="float" office:value="-0.0418756262439031" calcext:value-type="float">
            <text:p>-0.0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SIN([.F16]/48*[.$B$1]*3.1415926*2)" office:value-type="float" office:value="0.987688345205947" calcext:value-type="float">
            <text:p>0.99</text:p>
          </table:table-cell>
          <table:table-cell table:formula="of:=COS([.F16]/48*[.$B$1]*3.1415926*2)" office:value-type="float" office:value="-0.156434435928723" calcext:value-type="float">
            <text:p>-0.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SIN([.F17]/48*[.$B$1]*3.1415926*2)" office:value-type="float" office:value="0.963162575252321" calcext:value-type="float">
            <text:p>0.96</text:p>
          </table:table-cell>
          <table:table-cell table:formula="of:=COS([.F17]/48*[.$B$1]*3.1415926*2)" office:value-type="float" office:value="-0.268919790334065" calcext:value-type="float">
            <text:p>-0.2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SIN([.F18]/48*[.$B$1]*3.1415926*2)" office:value-type="float" office:value="0.925870597431503" calcext:value-type="float">
            <text:p>0.93</text:p>
          </table:table-cell>
          <table:table-cell table:formula="of:=COS([.F18]/48*[.$B$1]*3.1415926*2)" office:value-type="float" office:value="-0.377840755890404" calcext:value-type="float">
            <text:p>-0.3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SIN([.F19]/48*[.$B$1]*3.1415926*2)" office:value-type="float" office:value="0.876306697083136" calcext:value-type="float">
            <text:p>0.88</text:p>
          </table:table-cell>
          <table:table-cell table:formula="of:=COS([.F19]/48*[.$B$1]*3.1415926*2)" office:value-type="float" office:value="-0.481753643107393" calcext:value-type="float">
            <text:p>-0.4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SIN([.F20]/48*[.$B$1]*3.1415926*2)" office:value-type="float" office:value="0.815127817355566" calcext:value-type="float">
            <text:p>0.82</text:p>
          </table:table-cell>
          <table:table-cell table:formula="of:=COS([.F20]/48*[.$B$1]*3.1415926*2)" office:value-type="float" office:value="-0.579281141910516" calcext:value-type="float">
            <text:p>-0.5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SIN([.F21]/48*[.$B$1]*3.1415926*2)" office:value-type="float" office:value="0.743144851773679" calcext:value-type="float">
            <text:p>0.74</text:p>
          </table:table-cell>
          <table:table-cell table:formula="of:=COS([.F21]/48*[.$B$1]*3.1415926*2)" office:value-type="float" office:value="-0.669130577153874" calcext:value-type="float">
            <text:p>-0.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SIN([.F22]/48*[.$B$1]*3.1415926*2)" office:value-type="float" office:value="0.66131189627634" calcext:value-type="float">
            <text:p>0.66</text:p>
          </table:table-cell>
          <table:table-cell table:formula="of:=COS([.F22]/48*[.$B$1]*3.1415926*2)" office:value-type="float" office:value="-0.750111042341993" calcext:value-type="float">
            <text:p>-0.7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SIN([.F23]/48*[.$B$1]*3.1415926*2)" office:value-type="float" office:value="0.570713603181972" calcext:value-type="float">
            <text:p>0.57</text:p>
          </table:table-cell>
          <table:table-cell table:formula="of:=COS([.F23]/48*[.$B$1]*3.1415926*2)" office:value-type="float" office:value="-0.82114918446227" calcext:value-type="float">
            <text:p>-0.8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SIN([.F24]/48*[.$B$1]*3.1415926*2)" office:value-type="float" office:value="0.472550804698734" calcext:value-type="float">
            <text:p>0.47</text:p>
          </table:table-cell>
          <table:table-cell table:formula="of:=COS([.F24]/48*[.$B$1]*3.1415926*2)" office:value-type="float" office:value="-0.881303430708504" calcext:value-type="float">
            <text:p>-0.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SIN([.F25]/48*[.$B$1]*3.1415926*2)" office:value-type="float" office:value="0.368124596532023" calcext:value-type="float">
            <text:p>0.37</text:p>
          </table:table-cell>
          <table:table-cell table:formula="of:=COS([.F25]/48*[.$B$1]*3.1415926*2)" office:value-type="float" office:value="-0.929776468527858" calcext:value-type="float">
            <text:p>-0.9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SIN([.F26]/48*[.$B$1]*3.1415926*2)" office:value-type="float" office:value="0.258819092552638" calcext:value-type="float">
            <text:p>0.26</text:p>
          </table:table-cell>
          <table:table-cell table:formula="of:=COS([.F26]/48*[.$B$1]*3.1415926*2)" office:value-type="float" office:value="-0.965925813574846" calcext:value-type="float">
            <text:p>-0.9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formula="of:=SIN([.F27]/48*[.$B$1]*3.1415926*2)" office:value-type="float" office:value="0.146083079103283" calcext:value-type="float">
            <text:p>0.15</text:p>
          </table:table-cell>
          <table:table-cell table:formula="of:=COS([.F27]/48*[.$B$1]*3.1415926*2)" office:value-type="float" office:value="-0.98927232549976" calcext:value-type="float">
            <text:p>-0.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SIN([.F28]/48*[.$B$1]*3.1415926*2)" office:value-type="float" office:value="0.0314108121058448" calcext:value-type="float">
            <text:p>0.03</text:p>
          </table:table-cell>
          <table:table-cell table:formula="of:=COS([.F28]/48*[.$B$1]*3.1415926*2)" office:value-type="float" office:value="-0.999506558699267" calcext:value-type="float">
            <text:p>-1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formula="of:=SIN([.F29]/48*[.$B$1]*3.1415926*2)" office:value-type="float" office:value="-0.0836777885064203" calcext:value-type="float">
            <text:p>-0.08</text:p>
          </table:table-cell>
          <table:table-cell table:formula="of:=COS([.F29]/48*[.$B$1]*3.1415926*2)" office:value-type="float" office:value="-0.996492863853362" calcext:value-type="float">
            <text:p>-1.00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SIN([.F30]/48*[.$B$1]*3.1415926*2)" office:value-type="float" office:value="-0.197657284519536" calcext:value-type="float">
            <text:p>-0.20</text:p>
          </table:table-cell>
          <table:table-cell table:formula="of:=COS([.F30]/48*[.$B$1]*3.1415926*2)" office:value-type="float" office:value="-0.980271185884989" calcext:value-type="float">
            <text:p>-0.9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SIN([.F31]/48*[.$B$1]*3.1415926*2)" office:value-type="float" office:value="-0.309016938311333" calcext:value-type="float">
            <text:p>-0.31</text:p>
          </table:table-cell>
          <table:table-cell table:formula="of:=COS([.F31]/48*[.$B$1]*3.1415926*2)" office:value-type="float" office:value="-0.951056534511324" calcext:value-type="float">
            <text:p>-0.9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SIN([.F32]/48*[.$B$1]*3.1415926*2)" office:value-type="float" office:value="-0.416280736875436" calcext:value-type="float">
            <text:p>-0.42</text:p>
          </table:table-cell>
          <table:table-cell table:formula="of:=COS([.F32]/48*[.$B$1]*3.1415926*2)" office:value-type="float" office:value="-0.909236134404283" calcext:value-type="float">
            <text:p>-0.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formula="of:=SIN([.F33]/48*[.$B$1]*3.1415926*2)" office:value-type="float" office:value="-0.518026955588945" calcext:value-type="float">
            <text:p>-0.52</text:p>
          </table:table-cell>
          <table:table-cell table:formula="of:=COS([.F33]/48*[.$B$1]*3.1415926*2)" office:value-type="float" office:value="-0.855364292733365" calcext:value-type="float">
            <text:p>-0.8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formula="of:=SIN([.F34]/48*[.$B$1]*3.1415926*2)" office:value-type="float" office:value="-0.61290700241644" calcext:value-type="float">
            <text:p>-0.61</text:p>
          </table:table-cell>
          <table:table-cell table:formula="of:=COS([.F34]/48*[.$B$1]*3.1415926*2)" office:value-type="float" office:value="-0.790155052118819" calcext:value-type="float">
            <text:p>-0.7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SIN([.F35]/48*[.$B$1]*3.1415926*2)" office:value-type="float" office:value="-0.699663292780438" calcext:value-type="float">
            <text:p>-0.70</text:p>
          </table:table-cell>
          <table:table-cell table:formula="of:=COS([.F35]/48*[.$B$1]*3.1415926*2)" office:value-type="float" office:value="-0.714472726376336" calcext:value-type="float">
            <text:p>-0.7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SIN([.F36]/48*[.$B$1]*3.1415926*2)" office:value-type="float" office:value="-0.77714591817636" calcext:value-type="float">
            <text:p>-0.78</text:p>
          </table:table-cell>
          <table:table-cell table:formula="of:=COS([.F36]/48*[.$B$1]*3.1415926*2)" office:value-type="float" office:value="-0.629320444496937" calcext:value-type="float">
            <text:p>-0.6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SIN([.F37]/48*[.$B$1]*3.1415926*2)" office:value-type="float" office:value="-0.844327887598415" calcext:value-type="float">
            <text:p>-0.84</text:p>
          </table:table-cell>
          <table:table-cell table:formula="of:=COS([.F37]/48*[.$B$1]*3.1415926*2)" office:value-type="float" office:value="-0.535826854705509" calcext:value-type="float">
            <text:p>-0.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formula="of:=SIN([.F38]/48*[.$B$1]*3.1415926*2)" office:value-type="float" office:value="-0.900318739759373" calcext:value-type="float">
            <text:p>-0.90</text:p>
          </table:table-cell>
          <table:table-cell table:formula="of:=COS([.F38]/48*[.$B$1]*3.1415926*2)" office:value-type="float" office:value="-0.435231164828639" calcext:value-type="float">
            <text:p>-0.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SIN([.F39]/48*[.$B$1]*3.1415926*2)" office:value-type="float" office:value="-0.944376345681517" calcext:value-type="float">
            <text:p>-0.94</text:p>
          </table:table-cell>
          <table:table-cell table:formula="of:=COS([.F39]/48*[.$B$1]*3.1415926*2)" office:value-type="float" office:value="-0.328866717253698" calcext:value-type="float">
            <text:p>-0.3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table:formula="of:=SIN([.F40]/48*[.$B$1]*3.1415926*2)" office:value-type="float" office:value="-0.975916745221685" calcext:value-type="float">
            <text:p>-0.98</text:p>
          </table:table-cell>
          <table:table-cell table:formula="of:=COS([.F40]/48*[.$B$1]*3.1415926*2)" office:value-type="float" office:value="-0.218143316184366" calcext:value-type="float">
            <text:p>-0.2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SIN([.F41]/48*[.$B$1]*3.1415926*2)" office:value-type="float" office:value="-0.994521887152504" calcext:value-type="float">
            <text:p>-0.99</text:p>
          </table:table-cell>
          <table:table-cell table:formula="of:=COS([.F41]/48*[.$B$1]*3.1415926*2)" office:value-type="float" office:value="-0.104528541435446" calcext:value-type="float">
            <text:p>-0.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SIN([.F42]/48*[.$B$1]*3.1415926*2)" office:value-type="float" office:value="-0.999945170209151" calcext:value-type="float">
            <text:p>-1.00</text:p>
          </table:table-cell>
          <table:table-cell table:formula="of:=COS([.F42]/48*[.$B$1]*3.1415926*2)" office:value-type="float" office:value="0.01047170355734" calcext:value-type="float">
            <text:p>0.01</text:p>
          </table:table-cell>
          <table:table-cell office:value-type="string" calcext:value-type="string">
            <text:p>****</text:p>
          </table:table-cell>
          <table:table-cell office:value-type="string" calcext:value-type="string">
            <text:p>-SIN<text:span text:style-name="T1">()</text:span></text:p>
          </table:table-cell>
          <table:table-cell table:formula="of:=[.F42]-[.K1]"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SIN([.F43]/48*[.$B$1]*3.1415926*2)" office:value-type="float" office:value="-0.992114711658011" calcext:value-type="float">
            <text:p>-0.99</text:p>
          </table:table-cell>
          <table:table-cell table:formula="of:=COS([.F43]/48*[.$B$1]*3.1415926*2)" office:value-type="float" office:value="0.125333151686783" calcext:value-type="float">
            <text:p>0.1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table:formula="of:=SIN([.F44]/48*[.$B$1]*3.1415926*2)" office:value-type="float" office:value="-0.971134300064098" calcext:value-type="float">
            <text:p>-0.97</text:p>
          </table:table-cell>
          <table:table-cell table:formula="of:=COS([.F44]/48*[.$B$1]*3.1415926*2)" office:value-type="float" office:value="0.238533375524297" calcext:value-type="float">
            <text:p>0.2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formula="of:=SIN([.F45]/48*[.$B$1]*3.1415926*2)" office:value-type="float" office:value="-0.9372820196288" calcext:value-type="float">
            <text:p>-0.94</text:p>
          </table:table-cell>
          <table:table-cell table:formula="of:=COS([.F45]/48*[.$B$1]*3.1415926*2)" office:value-type="float" office:value="0.3485719662861" calcext:value-type="float">
            <text:p>0.3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SIN([.F46]/48*[.$B$1]*3.1415926*2)" office:value-type="float" office:value="-0.891006564331638" calcext:value-type="float">
            <text:p>-0.89</text:p>
          </table:table-cell>
          <table:table-cell table:formula="of:=COS([.F46]/48*[.$B$1]*3.1415926*2)" office:value-type="float" office:value="0.453990420953934" calcext:value-type="float">
            <text:p>0.4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formula="of:=SIN([.F47]/48*[.$B$1]*3.1415926*2)" office:value-type="float" office:value="-0.832921290730117" calcext:value-type="float">
            <text:p>-0.83</text:p>
          </table:table-cell>
          <table:table-cell table:formula="of:=COS([.F47]/48*[.$B$1]*3.1415926*2)" office:value-type="float" office:value="0.553391473957159" calcext:value-type="float">
            <text:p>0.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SIN([.F48]/48*[.$B$1]*3.1415926*2)" office:value-type="float" office:value="-0.763796088244642" calcext:value-type="float">
            <text:p>-0.76</text:p>
          </table:table-cell>
          <table:table-cell table:formula="of:=COS([.F48]/48*[.$B$1]*3.1415926*2)" office:value-type="float" office:value="0.645457617185035" calcext:value-type="float">
            <text:p>0.6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formula="of:=SIN([.F49]/48*[.$B$1]*3.1415926*2)" office:value-type="float" office:value="-0.684547174683575" calcext:value-type="float">
            <text:p>-0.68</text:p>
          </table:table-cell>
          <table:table-cell table:formula="of:=COS([.F49]/48*[.$B$1]*3.1415926*2)" office:value-type="float" office:value="0.72896856285627" calcext:value-type="float">
            <text:p>0.7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SIN([.F50]/48*[.$B$1]*3.1415926*2)" office:value-type="float" office:value="-0.596224952263284" calcext:value-type="float">
            <text:p>-0.60</text:p>
          </table:table-cell>
          <table:table-cell table:formula="of:=COS([.F50]/48*[.$B$1]*3.1415926*2)" office:value-type="float" office:value="0.802817417784794" calcext:value-type="float">
            <text:p>0.8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SIN([.F51]/48*[.$B$1]*3.1415926*2)" office:value-type="float" office:value="-0.500000085085221" calcext:value-type="float">
            <text:p>-0.50</text:p>
          </table:table-cell>
          <table:table-cell table:formula="of:=COS([.F51]/48*[.$B$1]*3.1415926*2)" office:value-type="float" office:value="0.866025354660458" calcext:value-type="float">
            <text:p>0.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SIN([.F52]/48*[.$B$1]*3.1415926*2)" office:value-type="float" office:value="-0.397147982605643" calcext:value-type="float">
            <text:p>-0.40</text:p>
          </table:table-cell>
          <table:table-cell table:formula="of:=COS([.F52]/48*[.$B$1]*3.1415926*2)" office:value-type="float" office:value="0.917754585884629" calcext:value-type="float">
            <text:p>0.9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SIN([.F53]/48*[.$B$1]*3.1415926*2)" office:value-type="float" office:value="-0.28903189476134" calcext:value-type="float">
            <text:p>-0.29</text:p>
          </table:table-cell>
          <table:table-cell table:formula="of:=COS([.F53]/48*[.$B$1]*3.1415926*2)" office:value-type="float" office:value="0.957319467999408" calcext:value-type="float">
            <text:p>0.9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formula="of:=SIN([.F54]/48*[.$B$1]*3.1415926*2)" office:value-type="float" office:value="-0.177084842816498" calcext:value-type="float">
            <text:p>-0.18</text:p>
          </table:table-cell>
          <table:table-cell table:formula="of:=COS([.F54]/48*[.$B$1]*3.1415926*2)" office:value-type="float" office:value="0.984195589527131" calcext:value-type="float">
            <text:p>0.9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formula="of:=SIN([.F55]/48*[.$B$1]*3.1415926*2)" office:value-type="float" office:value="-0.0627906254277244" calcext:value-type="float">
            <text:p>-0.06</text:p>
          </table:table-cell>
          <table:table-cell table:formula="of:=COS([.F55]/48*[.$B$1]*3.1415926*2)" office:value-type="float" office:value="0.998026721765703" calcext:value-type="float">
            <text:p>1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formula="of:=SIN([.F56]/48*[.$B$1]*3.1415926*2)" office:value-type="float" office:value="0.0523358483183037" calcext:value-type="float">
            <text:p>0.05</text:p>
          </table:table-cell>
          <table:table-cell table:formula="of:=COS([.F56]/48*[.$B$1]*3.1415926*2)" office:value-type="float" office:value="0.998629540410659" calcext:value-type="float">
            <text:p>1.00</text:p>
          </table:table-cell>
          <table:table-cell office:value-type="string" calcext:value-type="string">
            <text:p>*****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SIN([.F57]/48*[.$B$1]*3.1415926*2)" office:value-type="float" office:value="0.166768638219357" calcext:value-type="float">
            <text:p>0.17</text:p>
          </table:table-cell>
          <table:table-cell table:formula="of:=COS([.F57]/48*[.$B$1]*3.1415926*2)" office:value-type="float" office:value="0.98599605542135" calcext:value-type="float">
            <text:p>0.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formula="of:=SIN([.F58]/48*[.$B$1]*3.1415926*2)" office:value-type="float" office:value="0.278990998483772" calcext:value-type="float">
            <text:p>0.28</text:p>
          </table:table-cell>
          <table:table-cell table:formula="of:=COS([.F58]/48*[.$B$1]*3.1415926*2)" office:value-type="float" office:value="0.960293716924686" calcext:value-type="float">
            <text:p>0.9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SIN([.F59]/48*[.$B$1]*3.1415926*2)" office:value-type="float" office:value="0.387515481389544" calcext:value-type="float">
            <text:p>0.39</text:p>
          </table:table-cell>
          <table:table-cell table:formula="of:=COS([.F59]/48*[.$B$1]*3.1415926*2)" office:value-type="float" office:value="0.921863195752727" calcext:value-type="float">
            <text:p>0.9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formula="of:=SIN([.F60]/48*[.$B$1]*3.1415926*2)" office:value-type="float" office:value="0.490903652613068" calcext:value-type="float">
            <text:p>0.49</text:p>
          </table:table-cell>
          <table:table-cell table:formula="of:=COS([.F60]/48*[.$B$1]*3.1415926*2)" office:value-type="float" office:value="0.871213868031925" calcext:value-type="float">
            <text:p>0.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SIN([.F61]/48*[.$B$1]*3.1415926*2)" office:value-type="float" office:value="0.587785156911352" calcext:value-type="float">
            <text:p>0.59</text:p>
          </table:table-cell>
          <table:table-cell table:formula="of:=COS([.F61]/48*[.$B$1]*3.1415926*2)" office:value-type="float" office:value="0.80901706367338" calcext:value-type="float">
            <text:p>0.8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formula="of:=SIN([.F62]/48*[.$B$1]*3.1415926*2)" office:value-type="float" office:value="0.676875881452215" calcext:value-type="float">
            <text:p>0.68</text:p>
          </table:table-cell>
          <table:table-cell table:formula="of:=COS([.F62]/48*[.$B$1]*3.1415926*2)" office:value-type="float" office:value="0.736097168251778" calcext:value-type="float">
            <text:p>0.7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SIN([.F63]/48*[.$B$1]*3.1415926*2)" office:value-type="float" office:value="0.756994976047176" calcext:value-type="float">
            <text:p>0.76</text:p>
          </table:table-cell>
          <table:table-cell table:formula="of:=COS([.F63]/48*[.$B$1]*3.1415926*2)" office:value-type="float" office:value="0.653420696212888" calcext:value-type="float">
            <text:p>0.6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formula="of:=SIN([.F64]/48*[.$B$1]*3.1415926*2)" office:value-type="float" office:value="0.827080504692893" calcext:value-type="float">
            <text:p>0.83</text:p>
          </table:table-cell>
          <table:table-cell table:formula="of:=COS([.F64]/48*[.$B$1]*3.1415926*2)" office:value-type="float" office:value="0.562083480238434" calcext:value-type="float">
            <text:p>0.5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formula="of:=SIN([.F65]/48*[.$B$1]*3.1415926*2)" office:value-type="float" office:value="0.886203520968312" calcext:value-type="float">
            <text:p>0.89</text:p>
          </table:table-cell>
          <table:table-cell table:formula="of:=COS([.F65]/48*[.$B$1]*3.1415926*2)" office:value-type="float" office:value="0.463296146566499" calcext:value-type="float">
            <text:p>0.4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formula="of:=SIN([.F66]/48*[.$B$1]*3.1415926*2)" office:value-type="float" office:value="0.933580380725601" calcext:value-type="float">
            <text:p>0.93</text:p>
          </table:table-cell>
          <table:table-cell table:formula="of:=COS([.F66]/48*[.$B$1]*3.1415926*2)" office:value-type="float" office:value="0.358368068784375" calcext:value-type="float">
            <text:p>0.3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formula="of:=SIN([.F67]/48*[.$B$1]*3.1415926*2)" office:value-type="float" office:value="0.968583128876703" calcext:value-type="float">
            <text:p>0.97</text:p>
          </table:table-cell>
          <table:table-cell table:formula="of:=COS([.F67]/48*[.$B$1]*3.1415926*2)" office:value-type="float" office:value="0.248690012777787" calcext:value-type="float">
            <text:p>0.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SIN([.F68]/48*[.$B$1]*3.1415926*2)" office:value-type="float" office:value="0.990747822604173" calcext:value-type="float">
            <text:p>0.99</text:p>
          </table:table-cell>
          <table:table-cell table:formula="of:=COS([.F68]/48*[.$B$1]*3.1415926*2)" office:value-type="float" office:value="0.135715702868494" calcext:value-type="float">
            <text:p>0.1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formula="of:=SIN([.F69]/48*[.$B$1]*3.1415926*2)" office:value-type="float" office:value="0.999780680676569" calcext:value-type="float">
            <text:p>1.00</text:p>
          </table:table-cell>
          <table:table-cell table:formula="of:=COS([.F69]/48*[.$B$1]*3.1415926*2)" office:value-type="float" office:value="0.020942553471269" calcext:value-type="float">
            <text:p>0.02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SIN([.F70]/48*[.$B$1]*3.1415926*2)" office:value-type="float" office:value="0.995561977362481" calcext:value-type="float">
            <text:p>1.00</text:p>
          </table:table-cell>
          <table:table-cell table:formula="of:=COS([.F70]/48*[.$B$1]*3.1415926*2)" office:value-type="float" office:value="-0.0941081783380545" calcext:value-type="float">
            <text:p>-0.0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formula="of:=SIN([.F71]/48*[.$B$1]*3.1415926*2)" office:value-type="float" office:value="0.978147629331454" calcext:value-type="float">
            <text:p>0.98</text:p>
          </table:table-cell>
          <table:table-cell table:formula="of:=COS([.F71]/48*[.$B$1]*3.1415926*2)" office:value-type="float" office:value="-0.207911556276355" calcext:value-type="float">
            <text:p>-0.2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SIN([.F72]/48*[.$B$1]*3.1415926*2)" office:value-type="float" office:value="0.947768454508257" calcext:value-type="float">
            <text:p>0.95</text:p>
          </table:table-cell>
          <table:table-cell table:formula="of:=COS([.F72]/48*[.$B$1]*3.1415926*2)" office:value-type="float" office:value="-0.318959177072912" calcext:value-type="float">
            <text:p>-0.3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formula="of:=SIN([.F73]/48*[.$B$1]*3.1415926*2)" office:value-type="float" office:value="0.90482711270401" calcext:value-type="float">
            <text:p>0.90</text:p>
          </table:table-cell>
          <table:table-cell table:formula="of:=COS([.F73]/48*[.$B$1]*3.1415926*2)" office:value-type="float" office:value="-0.425779163552803" calcext:value-type="float">
            <text:p>-0.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SIN([.F74]/48*[.$B$1]*3.1415926*2)" office:value-type="float" office:value="0.849892768574455" calcext:value-type="float">
            <text:p>0.85</text:p>
          </table:table-cell>
          <table:table-cell table:formula="of:=COS([.F74]/48*[.$B$1]*3.1415926*2)" office:value-type="float" office:value="-0.526955673586353" calcext:value-type="float">
            <text:p>-0.5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formula="of:=SIN([.F75]/48*[.$B$1]*3.1415926*2)" office:value-type="float" office:value="0.783693547645049" calcext:value-type="float">
            <text:p>0.78</text:p>
          </table:table-cell>
          <table:table-cell table:formula="of:=COS([.F75]/48*[.$B$1]*3.1415926*2)" office:value-type="float" office:value="-0.621147666323812" calcext:value-type="float">
            <text:p>-0.6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table:formula="of:=SIN([.F76]/48*[.$B$1]*3.1415926*2)" office:value-type="float" office:value="0.707106885394232" calcext:value-type="float">
            <text:p>0.71</text:p>
          </table:table-cell>
          <table:table-cell table:formula="of:=COS([.F76]/48*[.$B$1]*3.1415926*2)" office:value-type="float" office:value="-0.707106676978848" calcext:value-type="float">
            <text:p>-0.7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table:formula="of:=SIN([.F77]/48*[.$B$1]*3.1415926*2)" office:value-type="float" office:value="0.621147897312648" calcext:value-type="float">
            <text:p>0.62</text:p>
          </table:table-cell>
          <table:table-cell table:formula="of:=COS([.F77]/48*[.$B$1]*3.1415926*2)" office:value-type="float" office:value="-0.783693364565553" calcext:value-type="float">
            <text:p>-0.7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formula="of:=SIN([.F78]/48*[.$B$1]*3.1415926*2)" office:value-type="float" office:value="0.526955924087007" calcext:value-type="float">
            <text:p>0.53</text:p>
          </table:table-cell>
          <table:table-cell table:formula="of:=COS([.F78]/48*[.$B$1]*3.1415926*2)" office:value-type="float" office:value="-0.849892613257468" calcext:value-type="float">
            <text:p>-0.8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SIN([.F79]/48*[.$B$1]*3.1415926*2)" office:value-type="float" office:value="0.425779430245022" calcext:value-type="float">
            <text:p>0.43</text:p>
          </table:table-cell>
          <table:table-cell table:formula="of:=COS([.F79]/48*[.$B$1]*3.1415926*2)" office:value-type="float" office:value="-0.904826987208176" calcext:value-type="float">
            <text:p>-0.9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formula="of:=SIN([.F80]/48*[.$B$1]*3.1415926*2)" office:value-type="float" office:value="0.318959456421833" calcext:value-type="float">
            <text:p>0.32</text:p>
          </table:table-cell>
          <table:table-cell table:formula="of:=COS([.F80]/48*[.$B$1]*3.1415926*2)" office:value-type="float" office:value="-0.947768360496957" calcext:value-type="float">
            <text:p>-0.9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SIN([.F81]/48*[.$B$1]*3.1415926*2)" office:value-type="float" office:value="0.207911844579358" calcext:value-type="float">
            <text:p>0.21</text:p>
          </table:table-cell>
          <table:table-cell table:formula="of:=COS([.F81]/48*[.$B$1]*3.1415926*2)" office:value-type="float" office:value="-0.978147568050756" calcext:value-type="float">
            <text:p>-0.9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table:formula="of:=SIN([.F82]/48*[.$B$1]*3.1415926*2)" office:value-type="float" office:value="0.0941084717738325" calcext:value-type="float">
            <text:p>0.09</text:p>
          </table:table-cell>
          <table:table-cell table:formula="of:=COS([.F82]/48*[.$B$1]*3.1415926*2)" office:value-type="float" office:value="-0.99556194962463" calcext:value-type="float">
            <text:p>-1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SIN([.F83]/48*[.$B$1]*3.1415926*2)" office:value-type="float" office:value="-0.0209422587920483" calcext:value-type="float">
            <text:p>-0.02</text:p>
          </table:table-cell>
          <table:table-cell table:formula="of:=COS([.F83]/48*[.$B$1]*3.1415926*2)" office:value-type="float" office:value="-0.999780686849214" calcext:value-type="float">
            <text:p>-1.00</text:p>
          </table:table-cell>
          <table:table-cell office:value-type="string" calcext:value-type="string">
            <text:p>****</text:p>
          </table:table-cell>
          <table:table-cell office:value-type="string" calcext:value-type="string">
            <text:p>-COS<text:span text:style-name="T1">()</text:span></text:p>
          </table:table-cell>
          <table:table-cell table:formula="of:=[.F83]-[.F42]"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table:formula="of:=SIN([.F84]/48*[.$B$1]*3.1415926*2)" office:value-type="float" office:value="-0.135715410851648" calcext:value-type="float">
            <text:p>-0.14</text:p>
          </table:table-cell>
          <table:table-cell table:formula="of:=COS([.F84]/48*[.$B$1]*3.1415926*2)" office:value-type="float" office:value="-0.990747862605501" calcext:value-type="float">
            <text:p>-0.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SIN([.F85]/48*[.$B$1]*3.1415926*2)" office:value-type="float" office:value="-0.248689727293845" calcext:value-type="float">
            <text:p>-0.25</text:p>
          </table:table-cell>
          <table:table-cell table:formula="of:=COS([.F85]/48*[.$B$1]*3.1415926*2)" office:value-type="float" office:value="-0.968583202176516" calcext:value-type="float">
            <text:p>-0.9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formula="of:=SIN([.F86]/48*[.$B$1]*3.1415926*2)" office:value-type="float" office:value="-0.358367793617272" calcext:value-type="float">
            <text:p>-0.36</text:p>
          </table:table-cell>
          <table:table-cell table:formula="of:=COS([.F86]/48*[.$B$1]*3.1415926*2)" office:value-type="float" office:value="-0.933580486352349" calcext:value-type="float">
            <text:p>-0.9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formula="of:=SIN([.F87]/48*[.$B$1]*3.1415926*2)" office:value-type="float" office:value="-0.46329588536343" calcext:value-type="float">
            <text:p>-0.46</text:p>
          </table:table-cell>
          <table:table-cell table:formula="of:=COS([.F87]/48*[.$B$1]*3.1415926*2)" office:value-type="float" office:value="-0.886203657521969" calcext:value-type="float">
            <text:p>-0.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table:formula="of:=SIN([.F88]/48*[.$B$1]*3.1415926*2)" office:value-type="float" office:value="-0.562083236461507" calcext:value-type="float">
            <text:p>-0.56</text:p>
          </table:table-cell>
          <table:table-cell table:formula="of:=COS([.F88]/48*[.$B$1]*3.1415926*2)" office:value-type="float" office:value="-0.827080670363513" calcext:value-type="float">
            <text:p>-0.8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formula="of:=SIN([.F89]/48*[.$B$1]*3.1415926*2)" office:value-type="float" office:value="-0.653420473093236" calcext:value-type="float">
            <text:p>-0.65</text:p>
          </table:table-cell>
          <table:table-cell table:formula="of:=COS([.F89]/48*[.$B$1]*3.1415926*2)" office:value-type="float" office:value="-0.756995168638883" calcext:value-type="float">
            <text:p>-0.7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SIN([.F90]/48*[.$B$1]*3.1415926*2)" office:value-type="float" office:value="-0.736096968746735" calcext:value-type="float">
            <text:p>-0.74</text:p>
          </table:table-cell>
          <table:table-cell table:formula="of:=COS([.F90]/48*[.$B$1]*3.1415926*2)" office:value-type="float" office:value="-0.676876098412308" calcext:value-type="float">
            <text:p>-0.6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formula="of:=SIN([.F91]/48*[.$B$1]*3.1415926*2)" office:value-type="float" office:value="-0.809016890427277" calcext:value-type="float">
            <text:p>-0.81</text:p>
          </table:table-cell>
          <table:table-cell table:formula="of:=COS([.F91]/48*[.$B$1]*3.1415926*2)" office:value-type="float" office:value="-0.58778539536414" calcext:value-type="float">
            <text:p>-0.5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SIN([.F92]/48*[.$B$1]*3.1415926*2)" office:value-type="float" office:value="-0.871213723341048" calcext:value-type="float">
            <text:p>-0.87</text:p>
          </table:table-cell>
          <table:table-cell table:formula="of:=COS([.F92]/48*[.$B$1]*3.1415926*2)" office:value-type="float" office:value="-0.490903909397987" calcext:value-type="float">
            <text:p>-0.4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formula="of:=SIN([.F93]/48*[.$B$1]*3.1415926*2)" office:value-type="float" office:value="-0.921863081534877" calcext:value-type="float">
            <text:p>-0.92</text:p>
          </table:table-cell>
          <table:table-cell table:formula="of:=COS([.F93]/48*[.$B$1]*3.1415926*2)" office:value-type="float" office:value="-0.387515753103047" calcext:value-type="float">
            <text:p>-0.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SIN([.F94]/48*[.$B$1]*3.1415926*2)" office:value-type="float" office:value="-0.960293634693759" calcext:value-type="float">
            <text:p>-0.96</text:p>
          </table:table-cell>
          <table:table-cell table:formula="of:=COS([.F94]/48*[.$B$1]*3.1415926*2)" office:value-type="float" office:value="-0.278991281524439" calcext:value-type="float">
            <text:p>-0.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formula="of:=SIN([.F95]/48*[.$B$1]*3.1415926*2)" office:value-type="float" office:value="-0.985996006267275" calcext:value-type="float">
            <text:p>-0.99</text:p>
          </table:table-cell>
          <table:table-cell table:formula="of:=COS([.F95]/48*[.$B$1]*3.1415926*2)" office:value-type="float" office:value="-0.166768928835635" calcext:value-type="float">
            <text:p>-0.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SIN([.F96]/48*[.$B$1]*3.1415926*2)" office:value-type="float" office:value="-0.998629524984945" calcext:value-type="float">
            <text:p>-1.00</text:p>
          </table:table-cell>
          <table:table-cell table:formula="of:=COS([.F96]/48*[.$B$1]*3.1415926*2)" office:value-type="float" office:value="-0.0523361426582297" calcext:value-type="float">
            <text:p>-0.05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formula="of:=SIN([.F97]/48*[.$B$1]*3.1415926*2)" office:value-type="float" office:value="-0.998026740272811" calcext:value-type="float">
            <text:p>-1.00</text:p>
          </table:table-cell>
          <table:table-cell table:formula="of:=COS([.F97]/48*[.$B$1]*3.1415926*2)" office:value-type="float" office:value="0.0627903312654713" calcext:value-type="float">
            <text:p>0.0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table:formula="of:=SIN([.F98]/48*[.$B$1]*3.1415926*2)" office:value-type="float" office:value="-0.984195641721758" calcext:value-type="float">
            <text:p>-0.98</text:p>
          </table:table-cell>
          <table:table-cell table:formula="of:=COS([.F98]/48*[.$B$1]*3.1415926*2)" office:value-type="float" office:value="0.177084552730884" calcext:value-type="float">
            <text:p>0.1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formula="of:=SIN([.F99]/48*[.$B$1]*3.1415926*2)" office:value-type="float" office:value="-0.957319553189744" calcext:value-type="float">
            <text:p>-0.96</text:p>
          </table:table-cell>
          <table:table-cell table:formula="of:=COS([.F99]/48*[.$B$1]*3.1415926*2)" office:value-type="float" office:value="0.289031612597289" calcext:value-type="float">
            <text:p>0.2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table:formula="of:=SIN([.F100]/48*[.$B$1]*3.1415926*2)" office:value-type="float" office:value="-0.91775470294152" calcext:value-type="float">
            <text:p>-0.92</text:p>
          </table:table-cell>
          <table:table-cell table:formula="of:=COS([.F100]/48*[.$B$1]*3.1415926*2)" office:value-type="float" office:value="0.397147712103095" calcext:value-type="float">
            <text:p>0.4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formula="of:=SIN([.F101]/48*[.$B$1]*3.1415926*2)" office:value-type="float" office:value="-0.866025502032375" calcext:value-type="float">
            <text:p>-0.87</text:p>
          </table:table-cell>
          <table:table-cell table:formula="of:=COS([.F101]/48*[.$B$1]*3.1415926*2)" office:value-type="float" office:value="0.499999829829543" calcext:value-type="float">
            <text:p>0.5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table:formula="of:=SIN([.F102]/48*[.$B$1]*3.1415926*2)" office:value-type="float" office:value="-0.802817593518405" calcext:value-type="float">
            <text:p>-0.80</text:p>
          </table:table-cell>
          <table:table-cell table:formula="of:=COS([.F102]/48*[.$B$1]*3.1415926*2)" office:value-type="float" office:value="0.596224715637751" calcext:value-type="float">
            <text:p>0.6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table:formula="of:=SIN([.F103]/48*[.$B$1]*3.1415926*2)" office:value-type="float" office:value="-0.728968764622316" calcext:value-type="float">
            <text:p>-0.73</text:p>
          </table:table-cell>
          <table:table-cell table:formula="of:=COS([.F103]/48*[.$B$1]*3.1415926*2)" office:value-type="float" office:value="0.684546959824535" calcext:value-type="float">
            <text:p>0.6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table:formula="of:=SIN([.F104]/48*[.$B$1]*3.1415926*2)" office:value-type="float" office:value="-0.645457842309215" calcext:value-type="float">
            <text:p>-0.65</text:p>
          </table:table-cell>
          <table:table-cell table:formula="of:=COS([.F104]/48*[.$B$1]*3.1415926*2)" office:value-type="float" office:value="0.763795897999939" calcext:value-type="float">
            <text:p>0.7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table:formula="of:=SIN([.F105]/48*[.$B$1]*3.1415926*2)" office:value-type="float" office:value="-0.553391719455574" calcext:value-type="float">
            <text:p>-0.55</text:p>
          </table:table-cell>
          <table:table-cell table:formula="of:=COS([.F105]/48*[.$B$1]*3.1415926*2)" office:value-type="float" office:value="0.832921127621339" calcext:value-type="float">
            <text:p>0.8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formula="of:=SIN([.F106]/48*[.$B$1]*3.1415926*2)" office:value-type="float" office:value="-0.453990683572631" calcext:value-type="float">
            <text:p>-0.45</text:p>
          </table:table-cell>
          <table:table-cell table:formula="of:=COS([.F106]/48*[.$B$1]*3.1415926*2)" office:value-type="float" office:value="0.891006430520709" calcext:value-type="float">
            <text:p>0.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table:formula="of:=SIN([.F107]/48*[.$B$1]*3.1415926*2)" office:value-type="float" office:value="-0.348572242544206" calcext:value-type="float">
            <text:p>-0.35</text:p>
          </table:table-cell>
          <table:table-cell table:formula="of:=COS([.F107]/48*[.$B$1]*3.1415926*2)" office:value-type="float" office:value="0.937281916889312" calcext:value-type="float">
            <text:p>0.9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table:formula="of:=SIN([.F108]/48*[.$B$1]*3.1415926*2)" office:value-type="float" office:value="-0.238533661760164" calcext:value-type="float">
            <text:p>-0.24</text:p>
          </table:table-cell>
          <table:table-cell table:formula="of:=COS([.F108]/48*[.$B$1]*3.1415926*2)" office:value-type="float" office:value="0.971134229757806" calcext:value-type="float">
            <text:p>0.9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 table:formula="of:=SIN([.F109]/48*[.$B$1]*3.1415926*2)" office:value-type="float" office:value="-0.1253334441065" calcext:value-type="float">
            <text:p>-0.13</text:p>
          </table:table-cell>
          <table:table-cell table:formula="of:=COS([.F109]/48*[.$B$1]*3.1415926*2)" office:value-type="float" office:value="0.99211467471679" calcext:value-type="float">
            <text:p>0.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table:formula="of:=SIN([.F110]/48*[.$B$1]*3.1415926*2)" office:value-type="float" office:value="-0.0104719982850399" calcext:value-type="float">
            <text:p>-0.01</text:p>
          </table:table-cell>
          <table:table-cell table:formula="of:=COS([.F110]/48*[.$B$1]*3.1415926*2)" office:value-type="float" office:value="0.999945167122637" calcext:value-type="float">
            <text:p>1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formula="of:=SIN([.F111]/48*[.$B$1]*3.1415926*2)" office:value-type="float" office:value="0.104528248306219" calcext:value-type="float">
            <text:p>0.10</text:p>
          </table:table-cell>
          <table:table-cell table:formula="of:=COS([.F111]/48*[.$B$1]*3.1415926*2)" office:value-type="float" office:value="0.994521917961607" calcext:value-type="float">
            <text:p>0.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table:formula="of:=SIN([.F112]/48*[.$B$1]*3.1415926*2)" office:value-type="float" office:value="0.218143028538886" calcext:value-type="float">
            <text:p>0.22</text:p>
          </table:table-cell>
          <table:table-cell table:formula="of:=COS([.F112]/48*[.$B$1]*3.1415926*2)" office:value-type="float" office:value="0.975916809518046" calcext:value-type="float">
            <text:p>0.9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table:formula="of:=SIN([.F113]/48*[.$B$1]*3.1415926*2)" office:value-type="float" office:value="0.328866438904553" calcext:value-type="float">
            <text:p>0.33</text:p>
          </table:table-cell>
          <table:table-cell table:formula="of:=COS([.F113]/48*[.$B$1]*3.1415926*2)" office:value-type="float" office:value="0.944376442612922" calcext:value-type="float">
            <text:p>0.9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table:formula="of:=SIN([.F114]/48*[.$B$1]*3.1415926*2)" office:value-type="float" office:value="0.435230899465199" calcext:value-type="float">
            <text:p>0.44</text:p>
          </table:table-cell>
          <table:table-cell table:formula="of:=COS([.F114]/48*[.$B$1]*3.1415926*2)" office:value-type="float" office:value="0.900318868041048" calcext:value-type="float">
            <text:p>0.9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table:formula="of:=SIN([.F115]/48*[.$B$1]*3.1415926*2)" office:value-type="float" office:value="0.535826605845022" calcext:value-type="float">
            <text:p>0.54</text:p>
          </table:table-cell>
          <table:table-cell table:formula="of:=COS([.F115]/48*[.$B$1]*3.1415926*2)" office:value-type="float" office:value="0.844328045530056" calcext:value-type="float">
            <text:p>0.8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table:formula="of:=SIN([.F116]/48*[.$B$1]*3.1415926*2)" office:value-type="float" office:value="0.629320215437921" calcext:value-type="float">
            <text:p>0.63</text:p>
          </table:table-cell>
          <table:table-cell table:formula="of:=COS([.F116]/48*[.$B$1]*3.1415926*2)" office:value-type="float" office:value="0.777146103664664" calcext:value-type="float">
            <text:p>0.7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table:formula="of:=SIN([.F117]/48*[.$B$1]*3.1415926*2)" office:value-type="float" office:value="0.714472520154843" calcext:value-type="float">
            <text:p>0.71</text:p>
          </table:table-cell>
          <table:table-cell table:formula="of:=COS([.F117]/48*[.$B$1]*3.1415926*2)" office:value-type="float" office:value="0.69966350336686" calcext:value-type="float">
            <text:p>0.7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table:formula="of:=SIN([.F118]/48*[.$B$1]*3.1415926*2)" office:value-type="float" office:value="0.790154871468207" calcext:value-type="float">
            <text:p>0.79</text:p>
          </table:table-cell>
          <table:table-cell table:formula="of:=COS([.F118]/48*[.$B$1]*3.1415926*2)" office:value-type="float" office:value="0.612907235309766" calcext:value-type="float">
            <text:p>0.6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table:formula="of:=SIN([.F119]/48*[.$B$1]*3.1415926*2)" office:value-type="float" office:value="0.855364140048063" calcext:value-type="float">
            <text:p>0.86</text:p>
          </table:table-cell>
          <table:table-cell table:formula="of:=COS([.F119]/48*[.$B$1]*3.1415926*2)" office:value-type="float" office:value="0.518027207702297" calcext:value-type="float">
            <text:p>0.5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table:formula="of:=SIN([.F120]/48*[.$B$1]*3.1415926*2)" office:value-type="float" office:value="0.909236011708052" calcext:value-type="float">
            <text:p>0.91</text:p>
          </table:table-cell>
          <table:table-cell table:formula="of:=COS([.F120]/48*[.$B$1]*3.1415926*2)" office:value-type="float" office:value="0.416281004867188" calcext:value-type="float">
            <text:p>0.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  <table:table-cell table:formula="of:=SIN([.F121]/48*[.$B$1]*3.1415926*2)" office:value-type="float" office:value="0.951056443430438" calcext:value-type="float">
            <text:p>0.95</text:p>
          </table:table-cell>
          <table:table-cell table:formula="of:=COS([.F121]/48*[.$B$1]*3.1415926*2)" office:value-type="float" office:value="0.309017218629395" calcext:value-type="float">
            <text:p>0.3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table:formula="of:=SIN([.F122]/48*[.$B$1]*3.1415926*2)" office:value-type="float" office:value="0.980271127626675" calcext:value-type="float">
            <text:p>0.98</text:p>
          </table:table-cell>
          <table:table-cell table:formula="of:=COS([.F122]/48*[.$B$1]*3.1415926*2)" office:value-type="float" office:value="0.197657573448443" calcext:value-type="float">
            <text:p>0.2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formula="of:=SIN([.F123]/48*[.$B$1]*3.1415926*2)" office:value-type="float" office:value="0.996492839189804" calcext:value-type="float">
            <text:p>1.00</text:p>
          </table:table-cell>
          <table:table-cell table:formula="of:=COS([.F123]/48*[.$B$1]*3.1415926*2)" office:value-type="float" office:value="0.083678082216574" calcext:value-type="float">
            <text:p>0.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table:formula="of:=SIN([.F124]/48*[.$B$1]*3.1415926*2)" office:value-type="float" office:value="0.999506567957368" calcext:value-type="float">
            <text:p>1.00</text:p>
          </table:table-cell>
          <table:table-cell table:formula="of:=COS([.F124]/48*[.$B$1]*3.1415926*2)" office:value-type="float" office:value="-0.0314105175074185" calcext:value-type="float">
            <text:p>-0.03</text:p>
          </table:table-cell>
          <table:table-cell office:value-type="string" calcext:value-type="string">
            <text:p>****</text:p>
          </table:table-cell>
          <table:table-cell office:value-type="string" calcext:value-type="string">
            <text:p>+SIN</text:p>
          </table:table-cell>
          <table:table-cell table:formula="of:=[.F124]-[.F83]"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formula="of:=SIN([.F125]/48*[.$B$1]*3.1415926*2)" office:value-type="float" office:value="0.989272368556809" calcext:value-type="float">
            <text:p>0.99</text:p>
          </table:table-cell>
          <table:table-cell table:formula="of:=COS([.F125]/48*[.$B$1]*3.1415926*2)" office:value-type="float" office:value="-0.14608278752133" calcext:value-type="float">
            <text:p>-0.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table:formula="of:=SIN([.F126]/48*[.$B$1]*3.1415926*2)" office:value-type="float" office:value="0.965925889860144" calcext:value-type="float">
            <text:p>0.97</text:p>
          </table:table-cell>
          <table:table-cell table:formula="of:=COS([.F126]/48*[.$B$1]*3.1415926*2)" office:value-type="float" office:value="-0.258818807851921" calcext:value-type="float">
            <text:p>-0.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table:formula="of:=SIN([.F127]/48*[.$B$1]*3.1415926*2)" office:value-type="float" office:value="0.929776577030283" calcext:value-type="float">
            <text:p>0.93</text:p>
          </table:table-cell>
          <table:table-cell table:formula="of:=COS([.F127]/48*[.$B$1]*3.1415926*2)" office:value-type="float" office:value="-0.3681243224861" calcext:value-type="float">
            <text:p>-0.3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table:formula="of:=SIN([.F128]/48*[.$B$1]*3.1415926*2)" office:value-type="float" office:value="0.881303569989915" calcext:value-type="float">
            <text:p>0.88</text:p>
          </table:table-cell>
          <table:table-cell table:formula="of:=COS([.F128]/48*[.$B$1]*3.1415926*2)" office:value-type="float" office:value="-0.472550544939937" calcext:value-type="float">
            <text:p>-0.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formula="of:=SIN([.F129]/48*[.$B$1]*3.1415926*2)" office:value-type="float" office:value="0.821149352676565" calcext:value-type="float">
            <text:p>0.82</text:p>
          </table:table-cell>
          <table:table-cell table:formula="of:=COS([.F129]/48*[.$B$1]*3.1415926*2)" office:value-type="float" office:value="-0.570713361153266" calcext:value-type="float">
            <text:p>-0.5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table:formula="of:=SIN([.F130]/48*[.$B$1]*3.1415926*2)" office:value-type="float" office:value="0.750111237259582" calcext:value-type="float">
            <text:p>0.75</text:p>
          </table:table-cell>
          <table:table-cell table:formula="of:=COS([.F130]/48*[.$B$1]*3.1415926*2)" office:value-type="float" office:value="-0.661311675185687" calcext:value-type="float">
            <text:p>-0.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table:formula="of:=SIN([.F131]/48*[.$B$1]*3.1415926*2)" office:value-type="float" office:value="0.66913079619123" calcext:value-type="float">
            <text:p>0.67</text:p>
          </table:table-cell>
          <table:table-cell table:formula="of:=COS([.F131]/48*[.$B$1]*3.1415926*2)" office:value-type="float" office:value="-0.743144654551515" calcext:value-type="float">
            <text:p>-0.7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table:formula="of:=SIN([.F132]/48*[.$B$1]*3.1415926*2)" office:value-type="float" office:value="0.579281382164413" calcext:value-type="float">
            <text:p>0.58</text:p>
          </table:table-cell>
          <table:table-cell table:formula="of:=COS([.F132]/48*[.$B$1]*3.1415926*2)" office:value-type="float" office:value="-0.815127646615968" calcext:value-type="float">
            <text:p>-0.8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2" calcext:value-type="float">
            <text:p>132</text:p>
          </table:table-cell>
          <table:table-cell table:formula="of:=SIN([.F133]/48*[.$B$1]*3.1415926*2)" office:value-type="float" office:value="0.481753901393393" calcext:value-type="float">
            <text:p>0.48</text:p>
          </table:table-cell>
          <table:table-cell table:formula="of:=COS([.F133]/48*[.$B$1]*3.1415926*2)" office:value-type="float" office:value="-0.876306555089168" calcext:value-type="float">
            <text:p>-0.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formula="of:=SIN([.F134]/48*[.$B$1]*3.1415926*2)" office:value-type="float" office:value="0.377841028785063" calcext:value-type="float">
            <text:p>0.38</text:p>
          </table:table-cell>
          <table:table-cell table:formula="of:=COS([.F134]/48*[.$B$1]*3.1415926*2)" office:value-type="float" office:value="-0.925870486065219" calcext:value-type="float">
            <text:p>-0.9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table:formula="of:=SIN([.F135]/48*[.$B$1]*3.1415926*2)" office:value-type="float" office:value="0.268920074220311" calcext:value-type="float">
            <text:p>0.27</text:p>
          </table:table-cell>
          <table:table-cell table:formula="of:=COS([.F135]/48*[.$B$1]*3.1415926*2)" office:value-type="float" office:value="-0.963162495989821" calcext:value-type="float">
            <text:p>-0.9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table:formula="of:=SIN([.F136]/48*[.$B$1]*3.1415926*2)" office:value-type="float" office:value="0.156434727043793" calcext:value-type="float">
            <text:p>0.16</text:p>
          </table:table-cell>
          <table:table-cell table:formula="of:=COS([.F136]/48*[.$B$1]*3.1415926*2)" office:value-type="float" office:value="-0.987688299097815" calcext:value-type="float">
            <text:p>-0.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table:formula="of:=SIN([.F137]/48*[.$B$1]*3.1415926*2)" office:value-type="float" office:value="0.0418759207292216" calcext:value-type="float">
            <text:p>0.04</text:p>
          </table:table-cell>
          <table:table-cell table:formula="of:=COS([.F137]/48*[.$B$1]*3.1415926*2)" office:value-type="float" office:value="-0.999122818908206" calcext:value-type="float">
            <text:p>-1.00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table:formula="of:=SIN([.F138]/48*[.$B$1]*3.1415926*2)" office:value-type="float" office:value="-0.0732379286511768" calcext:value-type="float">
            <text:p>-0.07</text:p>
          </table:table-cell>
          <table:table-cell table:formula="of:=COS([.F138]/48*[.$B$1]*3.1415926*2)" office:value-type="float" office:value="-0.9973144969401" calcext:value-type="float">
            <text:p>-1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table:formula="of:=SIN([.F139]/48*[.$B$1]*3.1415926*2)" office:value-type="float" office:value="-0.187381048224429" calcext:value-type="float">
            <text:p>-0.19</text:p>
          </table:table-cell>
          <table:table-cell table:formula="of:=COS([.F139]/48*[.$B$1]*3.1415926*2)" office:value-type="float" office:value="-0.982287301539786" calcext:value-type="float">
            <text:p>-0.9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table:formula="of:=SIN([.F140]/48*[.$B$1]*3.1415926*2)" office:value-type="float" office:value="-0.299040531625072" calcext:value-type="float">
            <text:p>-0.30</text:p>
          </table:table-cell>
          <table:table-cell table:formula="of:=COS([.F140]/48*[.$B$1]*3.1415926*2)" office:value-type="float" office:value="-0.954240410193047" calcext:value-type="float">
            <text:p>-0.9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table:formula="of:=SIN([.F141]/48*[.$B$1]*3.1415926*2)" office:value-type="float" office:value="-0.40673639176466" calcext:value-type="float">
            <text:p>-0.41</text:p>
          </table:table-cell>
          <table:table-cell table:formula="of:=COS([.F141]/48*[.$B$1]*3.1415926*2)" office:value-type="float" office:value="-0.913545569533488" calcext:value-type="float">
            <text:p>-0.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table:formula="of:=SIN([.F142]/48*[.$B$1]*3.1415926*2)" office:value-type="float" office:value="-0.509041177273828" calcext:value-type="float">
            <text:p>-0.51</text:p>
          </table:table-cell>
          <table:table-cell table:formula="of:=COS([.F142]/48*[.$B$1]*3.1415926*2)" office:value-type="float" office:value="-0.860742168038534" calcext:value-type="float">
            <text:p>-0.8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table:formula="of:=SIN([.F143]/48*[.$B$1]*3.1415926*2)" office:value-type="float" office:value="-0.604598892611238" calcext:value-type="float">
            <text:p>-0.60</text:p>
          </table:table-cell>
          <table:table-cell table:formula="of:=COS([.F143]/48*[.$B$1]*3.1415926*2)" office:value-type="float" office:value="-0.796530086721942" calcext:value-type="float">
            <text:p>-0.8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table:formula="of:=SIN([.F144]/48*[.$B$1]*3.1415926*2)" office:value-type="float" office:value="-0.692142971063586" calcext:value-type="float">
            <text:p>-0.69</text:p>
          </table:table-cell>
          <table:table-cell table:formula="of:=COS([.F144]/48*[.$B$1]*3.1415926*2)" office:value-type="float" office:value="-0.721760422583056" calcext:value-type="float">
            <text:p>-0.7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  <table:table-cell table:formula="of:=SIN([.F145]/48*[.$B$1]*3.1415926*2)" office:value-type="float" office:value="-0.770513062414023" calcext:value-type="float">
            <text:p>-0.77</text:p>
          </table:table-cell>
          <table:table-cell table:formula="of:=COS([.F145]/48*[.$B$1]*3.1415926*2)" office:value-type="float" office:value="-0.637424207768551" calcext:value-type="float">
            <text:p>-0.6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table:formula="of:=SIN([.F146]/48*[.$B$1]*3.1415926*2)" office:value-type="float" office:value="-0.838670412767345" calcext:value-type="float">
            <text:p>-0.84</text:p>
          </table:table-cell>
          <table:table-cell table:formula="of:=COS([.F146]/48*[.$B$1]*3.1415926*2)" office:value-type="float" office:value="-0.54463927396824" calcext:value-type="float">
            <text:p>-0.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formula="of:=SIN([.F147]/48*[.$B$1]*3.1415926*2)" office:value-type="float" office:value="-0.895711632680646" calcext:value-type="float">
            <text:p>-0.90</text:p>
          </table:table-cell>
          <table:table-cell table:formula="of:=COS([.F147]/48*[.$B$1]*3.1415926*2)" office:value-type="float" office:value="-0.444635436150305" calcext:value-type="float">
            <text:p>-0.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 table:formula="of:=SIN([.F148]/48*[.$B$1]*3.1415926*2)" office:value-type="float" office:value="-0.940880671110081" calcext:value-type="float">
            <text:p>-0.94</text:p>
          </table:table-cell>
          <table:table-cell table:formula="of:=COS([.F148]/48*[.$B$1]*3.1415926*2)" office:value-type="float" office:value="-0.338738192017733" calcext:value-type="float">
            <text:p>-0.3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 table:formula="of:=SIN([.F149]/48*[.$B$1]*3.1415926*2)" office:value-type="float" office:value="-0.973578836465502" calcext:value-type="float">
            <text:p>-0.97</text:p>
          </table:table-cell>
          <table:table-cell table:formula="of:=COS([.F149]/48*[.$B$1]*3.1415926*2)" office:value-type="float" office:value="-0.228351153240965" calcext:value-type="float">
            <text:p>-0.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formula="of:=SIN([.F150]/48*[.$B$1]*3.1415926*2)" office:value-type="float" office:value="-0.993372731949181" calcext:value-type="float">
            <text:p>-0.99</text:p>
          </table:table-cell>
          <table:table-cell table:formula="of:=COS([.F150]/48*[.$B$1]*3.1415926*2)" office:value-type="float" office:value="-0.114937441331453" calcext:value-type="float">
            <text:p>-0.1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table:formula="of:=SIN([.F151]/48*[.$B$1]*3.1415926*2)" office:value-type="float" office:value="-0.999999999999957" calcext:value-type="float">
            <text:p>-1.00</text:p>
          </table:table-cell>
          <table:table-cell table:formula="of:=COS([.F151]/48*[.$B$1]*3.1415926*2)" office:value-type="float" office:value="-0.000000294743861991222" calcext:value-type="float">
            <text:p>0.00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 table:formula="of:=SIN([.F152]/48*[.$B$1]*3.1415926*2)" office:value-type="float" office:value="-0.993372799703219" calcext:value-type="float">
            <text:p>-0.99</text:p>
          </table:table-cell>
          <table:table-cell table:formula="of:=COS([.F152]/48*[.$B$1]*3.1415926*2)" office:value-type="float" office:value="0.114936855750399" calcext:value-type="float">
            <text:p>0.1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 table:formula="of:=SIN([.F153]/48*[.$B$1]*3.1415926*2)" office:value-type="float" office:value="-0.973578971075535" calcext:value-type="float">
            <text:p>-0.97</text:p>
          </table:table-cell>
          <table:table-cell table:formula="of:=COS([.F153]/48*[.$B$1]*3.1415926*2)" office:value-type="float" office:value="0.228350579328153" calcext:value-type="float">
            <text:p>0.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 table:formula="of:=SIN([.F154]/48*[.$B$1]*3.1415926*2)" office:value-type="float" office:value="-0.940880870791924" calcext:value-type="float">
            <text:p>-0.94</text:p>
          </table:table-cell>
          <table:table-cell table:formula="of:=COS([.F154]/48*[.$B$1]*3.1415926*2)" office:value-type="float" office:value="0.338737637380069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table:formula="of:=SIN([.F155]/48*[.$B$1]*3.1415926*2)" office:value-type="float" office:value="-0.895711894787621" calcext:value-type="float">
            <text:p>-0.90</text:p>
          </table:table-cell>
          <table:table-cell table:formula="of:=COS([.F155]/48*[.$B$1]*3.1415926*2)" office:value-type="float" office:value="0.444634908139216" calcext:value-type="float">
            <text:p>0.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  <table:table-cell table:formula="of:=SIN([.F156]/48*[.$B$1]*3.1415926*2)" office:value-type="float" office:value="-0.838670733825367" calcext:value-type="float">
            <text:p>-0.84</text:p>
          </table:table-cell>
          <table:table-cell table:formula="of:=COS([.F156]/48*[.$B$1]*3.1415926*2)" office:value-type="float" office:value="0.54463877958223" calcext:value-type="float">
            <text:p>0.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6" calcext:value-type="float">
            <text:p>156</text:p>
          </table:table-cell>
          <table:table-cell table:formula="of:=SIN([.F157]/48*[.$B$1]*3.1415926*2)" office:value-type="float" office:value="-0.770513438167634" calcext:value-type="float">
            <text:p>-0.77</text:p>
          </table:table-cell>
          <table:table-cell table:formula="of:=COS([.F157]/48*[.$B$1]*3.1415926*2)" office:value-type="float" office:value="0.637423753560448" calcext:value-type="float">
            <text:p>0.6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table:formula="of:=SIN([.F158]/48*[.$B$1]*3.1415926*2)" office:value-type="float" office:value="-0.692143396532377" calcext:value-type="float">
            <text:p>-0.69</text:p>
          </table:table-cell>
          <table:table-cell table:formula="of:=COS([.F158]/48*[.$B$1]*3.1415926*2)" office:value-type="float" office:value="0.721760014573144" calcext:value-type="float">
            <text:p>0.7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table:formula="of:=SIN([.F159]/48*[.$B$1]*3.1415926*2)" office:value-type="float" office:value="-0.604599362155841" calcext:value-type="float">
            <text:p>-0.60</text:p>
          </table:table-cell>
          <table:table-cell table:formula="of:=COS([.F159]/48*[.$B$1]*3.1415926*2)" office:value-type="float" office:value="0.796529730318178" calcext:value-type="float">
            <text:p>0.8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  <table:table-cell table:formula="of:=SIN([.F160]/48*[.$B$1]*3.1415926*2)" office:value-type="float" office:value="-0.509041684670681" calcext:value-type="float">
            <text:p>-0.51</text:p>
          </table:table-cell>
          <table:table-cell table:formula="of:=COS([.F160]/48*[.$B$1]*3.1415926*2)" office:value-type="float" office:value="0.860741867964859" calcext:value-type="float">
            <text:p>0.8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 table:formula="of:=SIN([.F161]/48*[.$B$1]*3.1415926*2)" office:value-type="float" office:value="-0.406736930288491" calcext:value-type="float">
            <text:p>-0.41</text:p>
          </table:table-cell>
          <table:table-cell table:formula="of:=COS([.F161]/48*[.$B$1]*3.1415926*2)" office:value-type="float" office:value="0.913545329767218" calcext:value-type="float">
            <text:p>0.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  <table:table-cell table:formula="of:=SIN([.F162]/48*[.$B$1]*3.1415926*2)" office:value-type="float" office:value="-0.299041094138028" calcext:value-type="float">
            <text:p>-0.30</text:p>
          </table:table-cell>
          <table:table-cell table:formula="of:=COS([.F162]/48*[.$B$1]*3.1415926*2)" office:value-type="float" office:value="0.954240233912159" calcext:value-type="float">
            <text:p>0.9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table:formula="of:=SIN([.F163]/48*[.$B$1]*3.1415926*2)" office:value-type="float" office:value="-0.187381627270702" calcext:value-type="float">
            <text:p>-0.19</text:p>
          </table:table-cell>
          <table:table-cell table:formula="of:=COS([.F163]/48*[.$B$1]*3.1415926*2)" office:value-type="float" office:value="0.982287191080788" calcext:value-type="float">
            <text:p>0.9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table:formula="of:=SIN([.F164]/48*[.$B$1]*3.1415926*2)" office:value-type="float" office:value="-0.0732385165558188" calcext:value-type="float">
            <text:p>-0.07</text:p>
          </table:table-cell>
          <table:table-cell table:formula="of:=COS([.F164]/48*[.$B$1]*3.1415926*2)" office:value-type="float" office:value="0.997314453767067" calcext:value-type="float">
            <text:p>1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table:formula="of:=SIN([.F165]/48*[.$B$1]*3.1415926*2)" office:value-type="float" office:value="0.0418753317585761" calcext:value-type="float">
            <text:p>0.04</text:p>
          </table:table-cell>
          <table:table-cell table:formula="of:=COS([.F165]/48*[.$B$1]*3.1415926*2)" office:value-type="float" office:value="0.999122843593374" calcext:value-type="float">
            <text:p>1.00</text:p>
          </table:table-cell>
          <table:table-cell office:value-type="string" calcext:value-type="string">
            <text:p>****</text:p>
          </table:table-cell>
          <table:table-cell office:value-type="string" calcext:value-type="string">
            <text:p>+COS<text:span text:style-name="T1">()</text:span></text:p>
          </table:table-cell>
          <table:table-cell table:formula="of:=[.F165]-[.F124]"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table:formula="of:=SIN([.F166]/48*[.$B$1]*3.1415926*2)" office:value-type="float" office:value="0.156434144813639" calcext:value-type="float">
            <text:p>0.16</text:p>
          </table:table-cell>
          <table:table-cell table:formula="of:=COS([.F166]/48*[.$B$1]*3.1415926*2)" office:value-type="float" office:value="0.987688391313994" calcext:value-type="float">
            <text:p>0.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  <table:table-cell table:formula="of:=SIN([.F167]/48*[.$B$1]*3.1415926*2)" office:value-type="float" office:value="0.268919506447795" calcext:value-type="float">
            <text:p>0.27</text:p>
          </table:table-cell>
          <table:table-cell table:formula="of:=COS([.F167]/48*[.$B$1]*3.1415926*2)" office:value-type="float" office:value="0.963162654514737" calcext:value-type="float">
            <text:p>0.9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  <table:table-cell table:formula="of:=SIN([.F168]/48*[.$B$1]*3.1415926*2)" office:value-type="float" office:value="0.37784048299571" calcext:value-type="float">
            <text:p>0.38</text:p>
          </table:table-cell>
          <table:table-cell table:formula="of:=COS([.F168]/48*[.$B$1]*3.1415926*2)" office:value-type="float" office:value="0.925870708797707" calcext:value-type="float">
            <text:p>0.9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8" calcext:value-type="float">
            <text:p>168</text:p>
          </table:table-cell>
          <table:table-cell table:formula="of:=SIN([.F169]/48*[.$B$1]*3.1415926*2)" office:value-type="float" office:value="0.481753384821353" calcext:value-type="float">
            <text:p>0.48</text:p>
          </table:table-cell>
          <table:table-cell table:formula="of:=COS([.F169]/48*[.$B$1]*3.1415926*2)" office:value-type="float" office:value="0.876306839077026" calcext:value-type="float">
            <text:p>0.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 table:formula="of:=SIN([.F170]/48*[.$B$1]*3.1415926*2)" office:value-type="float" office:value="0.57928090165657" calcext:value-type="float">
            <text:p>0.58</text:p>
          </table:table-cell>
          <table:table-cell table:formula="of:=COS([.F170]/48*[.$B$1]*3.1415926*2)" office:value-type="float" office:value="0.815127988095091" calcext:value-type="float">
            <text:p>0.8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  <table:table-cell table:formula="of:=SIN([.F171]/48*[.$B$1]*3.1415926*2)" office:value-type="float" office:value="0.669130358116461" calcext:value-type="float">
            <text:p>0.67</text:p>
          </table:table-cell>
          <table:table-cell table:formula="of:=COS([.F171]/48*[.$B$1]*3.1415926*2)" office:value-type="float" office:value="0.743145048995777" calcext:value-type="float">
            <text:p>0.7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  <table:table-cell table:formula="of:=SIN([.F172]/48*[.$B$1]*3.1415926*2)" office:value-type="float" office:value="0.75011084742434" calcext:value-type="float">
            <text:p>0.75</text:p>
          </table:table-cell>
          <table:table-cell table:formula="of:=COS([.F172]/48*[.$B$1]*3.1415926*2)" office:value-type="float" office:value="0.661312117366935" calcext:value-type="float">
            <text:p>0.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 table:formula="of:=SIN([.F173]/48*[.$B$1]*3.1415926*2)" office:value-type="float" office:value="0.821149016247901" calcext:value-type="float">
            <text:p>0.82</text:p>
          </table:table-cell>
          <table:table-cell table:formula="of:=COS([.F173]/48*[.$B$1]*3.1415926*2)" office:value-type="float" office:value="0.570713845210631" calcext:value-type="float">
            <text:p>0.5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 table:formula="of:=SIN([.F174]/48*[.$B$1]*3.1415926*2)" office:value-type="float" office:value="0.881303291427016" calcext:value-type="float">
            <text:p>0.88</text:p>
          </table:table-cell>
          <table:table-cell table:formula="of:=COS([.F174]/48*[.$B$1]*3.1415926*2)" office:value-type="float" office:value="0.472551064457492" calcext:value-type="float">
            <text:p>0.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table:formula="of:=SIN([.F175]/48*[.$B$1]*3.1415926*2)" office:value-type="float" office:value="0.929776360025352" calcext:value-type="float">
            <text:p>0.93</text:p>
          </table:table-cell>
          <table:table-cell table:formula="of:=COS([.F175]/48*[.$B$1]*3.1415926*2)" office:value-type="float" office:value="0.368124870577915" calcext:value-type="float">
            <text:p>0.3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table:formula="of:=SIN([.F176]/48*[.$B$1]*3.1415926*2)" office:value-type="float" office:value="0.965925737289465" calcext:value-type="float">
            <text:p>0.97</text:p>
          </table:table-cell>
          <table:table-cell table:formula="of:=COS([.F176]/48*[.$B$1]*3.1415926*2)" office:value-type="float" office:value="0.258819377253333" calcext:value-type="float">
            <text:p>0.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  <table:table-cell table:formula="of:=SIN([.F177]/48*[.$B$1]*3.1415926*2)" office:value-type="float" office:value="0.989272282442626" calcext:value-type="float">
            <text:p>0.99</text:p>
          </table:table-cell>
          <table:table-cell table:formula="of:=COS([.F177]/48*[.$B$1]*3.1415926*2)" office:value-type="float" office:value="0.146083370685223" calcext:value-type="float">
            <text:p>0.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  <table:table-cell table:formula="of:=SIN([.F178]/48*[.$B$1]*3.1415926*2)" office:value-type="float" office:value="0.99950654944108" calcext:value-type="float">
            <text:p>1.00</text:p>
          </table:table-cell>
          <table:table-cell table:formula="of:=COS([.F178]/48*[.$B$1]*3.1415926*2)" office:value-type="float" office:value="0.0314111067042649" calcext:value-type="float">
            <text:p>0.03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 table:formula="of:=SIN([.F179]/48*[.$B$1]*3.1415926*2)" office:value-type="float" office:value="0.996492888516833" calcext:value-type="float">
            <text:p>1.00</text:p>
          </table:table-cell>
          <table:table-cell table:formula="of:=COS([.F179]/48*[.$B$1]*3.1415926*2)" office:value-type="float" office:value="-0.083677494796262" calcext:value-type="float">
            <text:p>-0.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  <table:table-cell table:formula="of:=SIN([.F180]/48*[.$B$1]*3.1415926*2)" office:value-type="float" office:value="0.980271244143218" calcext:value-type="float">
            <text:p>0.98</text:p>
          </table:table-cell>
          <table:table-cell table:formula="of:=COS([.F180]/48*[.$B$1]*3.1415926*2)" office:value-type="float" office:value="-0.197656995590613" calcext:value-type="float">
            <text:p>-0.2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table:formula="of:=SIN([.F181]/48*[.$B$1]*3.1415926*2)" office:value-type="float" office:value="0.951056625592129" calcext:value-type="float">
            <text:p>0.95</text:p>
          </table:table-cell>
          <table:table-cell table:formula="of:=COS([.F181]/48*[.$B$1]*3.1415926*2)" office:value-type="float" office:value="-0.309016657993243" calcext:value-type="float">
            <text:p>-0.3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table:formula="of:=SIN([.F182]/48*[.$B$1]*3.1415926*2)" office:value-type="float" office:value="0.909236257100436" calcext:value-type="float">
            <text:p>0.91</text:p>
          </table:table-cell>
          <table:table-cell table:formula="of:=COS([.F182]/48*[.$B$1]*3.1415926*2)" office:value-type="float" office:value="-0.416280468883647" calcext:value-type="float">
            <text:p>-0.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  <table:table-cell table:formula="of:=SIN([.F183]/48*[.$B$1]*3.1415926*2)" office:value-type="float" office:value="0.855364445418595" calcext:value-type="float">
            <text:p>0.86</text:p>
          </table:table-cell>
          <table:table-cell table:formula="of:=COS([.F183]/48*[.$B$1]*3.1415926*2)" office:value-type="float" office:value="-0.518026703475545" calcext:value-type="float">
            <text:p>-0.5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  <table:table-cell table:formula="of:=SIN([.F184]/48*[.$B$1]*3.1415926*2)" office:value-type="float" office:value="0.790155232769361" calcext:value-type="float">
            <text:p>0.79</text:p>
          </table:table-cell>
          <table:table-cell table:formula="of:=COS([.F184]/48*[.$B$1]*3.1415926*2)" office:value-type="float" office:value="-0.612906769523063" calcext:value-type="float">
            <text:p>-0.6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  <table:table-cell table:formula="of:=SIN([.F185]/48*[.$B$1]*3.1415926*2)" office:value-type="float" office:value="0.714472932597766" calcext:value-type="float">
            <text:p>0.71</text:p>
          </table:table-cell>
          <table:table-cell table:formula="of:=COS([.F185]/48*[.$B$1]*3.1415926*2)" office:value-type="float" office:value="-0.699663082193957" calcext:value-type="float">
            <text:p>-0.7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  <table:table-cell table:formula="of:=SIN([.F186]/48*[.$B$1]*3.1415926*2)" office:value-type="float" office:value="0.629320673555899" calcext:value-type="float">
            <text:p>0.63</text:p>
          </table:table-cell>
          <table:table-cell table:formula="of:=COS([.F186]/48*[.$B$1]*3.1415926*2)" office:value-type="float" office:value="-0.777145732687988" calcext:value-type="float">
            <text:p>-0.7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table:formula="of:=SIN([.F187]/48*[.$B$1]*3.1415926*2)" office:value-type="float" office:value="0.535827103565946" calcext:value-type="float">
            <text:p>0.54</text:p>
          </table:table-cell>
          <table:table-cell table:formula="of:=COS([.F187]/48*[.$B$1]*3.1415926*2)" office:value-type="float" office:value="-0.844327729666703" calcext:value-type="float">
            <text:p>-0.8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 table:formula="of:=SIN([.F188]/48*[.$B$1]*3.1415926*2)" office:value-type="float" office:value="0.435231430192042" calcext:value-type="float">
            <text:p>0.44</text:p>
          </table:table-cell>
          <table:table-cell table:formula="of:=COS([.F188]/48*[.$B$1]*3.1415926*2)" office:value-type="float" office:value="-0.90031861147762" calcext:value-type="float">
            <text:p>-0.9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table:formula="of:=SIN([.F189]/48*[.$B$1]*3.1415926*2)" office:value-type="float" office:value="0.328866995602814" calcext:value-type="float">
            <text:p>0.33</text:p>
          </table:table-cell>
          <table:table-cell table:formula="of:=COS([.F189]/48*[.$B$1]*3.1415926*2)" office:value-type="float" office:value="-0.94437624875003" calcext:value-type="float">
            <text:p>-0.9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  <table:table-cell table:formula="of:=SIN([.F190]/48*[.$B$1]*3.1415926*2)" office:value-type="float" office:value="0.218143603829827" calcext:value-type="float">
            <text:p>0.22</text:p>
          </table:table-cell>
          <table:table-cell table:formula="of:=COS([.F190]/48*[.$B$1]*3.1415926*2)" office:value-type="float" office:value="-0.975916680925239" calcext:value-type="float">
            <text:p>-0.9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  <table:table-cell table:formula="of:=SIN([.F191]/48*[.$B$1]*3.1415926*2)" office:value-type="float" office:value="0.104528834564665" calcext:value-type="float">
            <text:p>0.10</text:p>
          </table:table-cell>
          <table:table-cell table:formula="of:=COS([.F191]/48*[.$B$1]*3.1415926*2)" office:value-type="float" office:value="-0.994521856343315" calcext:value-type="float">
            <text:p>-0.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 table:formula="of:=SIN([.F192]/48*[.$B$1]*3.1415926*2)" office:value-type="float" office:value="-0.0104714088296374" calcext:value-type="float">
            <text:p>-0.01</text:p>
          </table:table-cell>
          <table:table-cell table:formula="of:=COS([.F192]/48*[.$B$1]*3.1415926*2)" office:value-type="float" office:value="-0.999945173295578" calcext:value-type="float">
            <text:p>-1.00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92" calcext:value-type="float">
            <text:p>192</text:p>
          </table:table-cell>
          <table:table-cell table:formula="of:=SIN([.F193]/48*[.$B$1]*3.1415926*2)" office:value-type="float" office:value="-0.125332859267057" calcext:value-type="float">
            <text:p>-0.13</text:p>
          </table:table-cell>
          <table:table-cell table:formula="of:=COS([.F193]/48*[.$B$1]*3.1415926*2)" office:value-type="float" office:value="-0.992114748599145" calcext:value-type="float">
            <text:p>-0.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  <table:table-cell table:formula="of:=SIN([.F194]/48*[.$B$1]*3.1415926*2)" office:value-type="float" office:value="-0.23853308928841" calcext:value-type="float">
            <text:p>-0.24</text:p>
          </table:table-cell>
          <table:table-cell table:formula="of:=COS([.F194]/48*[.$B$1]*3.1415926*2)" office:value-type="float" office:value="-0.971134370370304" calcext:value-type="float">
            <text:p>-0.9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  <table:table-cell table:formula="of:=SIN([.F195]/48*[.$B$1]*3.1415926*2)" office:value-type="float" office:value="-0.348571690027966" calcext:value-type="float">
            <text:p>-0.35</text:p>
          </table:table-cell>
          <table:table-cell table:formula="of:=COS([.F195]/48*[.$B$1]*3.1415926*2)" office:value-type="float" office:value="-0.937282122368205" calcext:value-type="float">
            <text:p>-0.9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  <table:table-cell table:formula="of:=SIN([.F196]/48*[.$B$1]*3.1415926*2)" office:value-type="float" office:value="-0.453990158335197" calcext:value-type="float">
            <text:p>-0.45</text:p>
          </table:table-cell>
          <table:table-cell table:formula="of:=COS([.F196]/48*[.$B$1]*3.1415926*2)" office:value-type="float" office:value="-0.89100669814249" calcext:value-type="float">
            <text:p>-0.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  <table:table-cell table:formula="of:=SIN([.F197]/48*[.$B$1]*3.1415926*2)" office:value-type="float" office:value="-0.553391228458695" calcext:value-type="float">
            <text:p>-0.55</text:p>
          </table:table-cell>
          <table:table-cell table:formula="of:=COS([.F197]/48*[.$B$1]*3.1415926*2)" office:value-type="float" office:value="-0.832921453838822" calcext:value-type="float">
            <text:p>-0.8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  <table:table-cell table:formula="of:=SIN([.F198]/48*[.$B$1]*3.1415926*2)" office:value-type="float" office:value="-0.645457392060798" calcext:value-type="float">
            <text:p>-0.65</text:p>
          </table:table-cell>
          <table:table-cell table:formula="of:=COS([.F198]/48*[.$B$1]*3.1415926*2)" office:value-type="float" office:value="-0.763796278489279" calcext:value-type="float">
            <text:p>-0.7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 table:formula="of:=SIN([.F199]/48*[.$B$1]*3.1415926*2)" office:value-type="float" office:value="-0.72896836109016" calcext:value-type="float">
            <text:p>-0.73</text:p>
          </table:table-cell>
          <table:table-cell table:formula="of:=COS([.F199]/48*[.$B$1]*3.1415926*2)" office:value-type="float" office:value="-0.684547389542554" calcext:value-type="float">
            <text:p>-0.6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  <table:table-cell table:formula="of:=SIN([.F200]/48*[.$B$1]*3.1415926*2)" office:value-type="float" office:value="-0.802817242051112" calcext:value-type="float">
            <text:p>-0.80</text:p>
          </table:table-cell>
          <table:table-cell table:formula="of:=COS([.F200]/48*[.$B$1]*3.1415926*2)" office:value-type="float" office:value="-0.596225188888767" calcext:value-type="float">
            <text:p>-0.6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table:formula="of:=SIN([.F201]/48*[.$B$1]*3.1415926*2)" office:value-type="float" office:value="-0.866025207288465" calcext:value-type="float">
            <text:p>-0.87</text:p>
          </table:table-cell>
          <table:table-cell table:formula="of:=COS([.F201]/48*[.$B$1]*3.1415926*2)" office:value-type="float" office:value="-0.500000340340856" calcext:value-type="float">
            <text:p>-0.5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 table:formula="of:=SIN([.F202]/48*[.$B$1]*3.1415926*2)" office:value-type="float" office:value="-0.917754468827659" calcext:value-type="float">
            <text:p>-0.92</text:p>
          </table:table-cell>
          <table:table-cell table:formula="of:=COS([.F202]/48*[.$B$1]*3.1415926*2)" office:value-type="float" office:value="-0.397148253108159" calcext:value-type="float">
            <text:p>-0.4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table:formula="of:=SIN([.F203]/48*[.$B$1]*3.1415926*2)" office:value-type="float" office:value="-0.957319382808989" calcext:value-type="float">
            <text:p>-0.96</text:p>
          </table:table-cell>
          <table:table-cell table:formula="of:=COS([.F203]/48*[.$B$1]*3.1415926*2)" office:value-type="float" office:value="-0.289032176925367" calcext:value-type="float">
            <text:p>-0.2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 table:formula="of:=SIN([.F204]/48*[.$B$1]*3.1415926*2)" office:value-type="float" office:value="-0.984195537332418" calcext:value-type="float">
            <text:p>-0.98</text:p>
          </table:table-cell>
          <table:table-cell table:formula="of:=COS([.F204]/48*[.$B$1]*3.1415926*2)" office:value-type="float" office:value="-0.177085132902097" calcext:value-type="float">
            <text:p>-0.1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4" calcext:value-type="float">
            <text:p>204</text:p>
          </table:table-cell>
          <table:table-cell table:formula="of:=SIN([.F205]/48*[.$B$1]*3.1415926*2)" office:value-type="float" office:value="-0.998026703258508" calcext:value-type="float">
            <text:p>-1.00</text:p>
          </table:table-cell>
          <table:table-cell table:formula="of:=COS([.F205]/48*[.$B$1]*3.1415926*2)" office:value-type="float" office:value="-0.062790919589972" calcext:value-type="float">
            <text:p>-0.0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 table:formula="of:=SIN([.F206]/48*[.$B$1]*3.1415926*2)" office:value-type="float" office:value="-0.998629555836285" calcext:value-type="float">
            <text:p>-1.00</text:p>
          </table:table-cell>
          <table:table-cell table:formula="of:=COS([.F206]/48*[.$B$1]*3.1415926*2)" office:value-type="float" office:value="0.0523355539783731" calcext:value-type="float">
            <text:p>0.05</text:p>
          </table:table-cell>
          <table:table-cell office:value-type="string" calcext:value-type="string">
            <text:p>****</text:p>
          </table:table-cell>
          <table:table-cell office:value-type="string" calcext:value-type="string">
            <text:p>-SIN<text:span text:style-name="T1">()</text:span></text:p>
          </table:table-cell>
          <table:table-cell table:formula="of:=[.F206]-[.F165]"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  <table:table-cell table:formula="of:=SIN([.F207]/48*[.$B$1]*3.1415926*2)" office:value-type="float" office:value="-0.985996104575339" calcext:value-type="float">
            <text:p>-0.99</text:p>
          </table:table-cell>
          <table:table-cell table:formula="of:=COS([.F207]/48*[.$B$1]*3.1415926*2)" office:value-type="float" office:value="0.166768347603066" calcext:value-type="float">
            <text:p>0.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table:formula="of:=SIN([.F208]/48*[.$B$1]*3.1415926*2)" office:value-type="float" office:value="-0.960293799155529" calcext:value-type="float">
            <text:p>-0.96</text:p>
          </table:table-cell>
          <table:table-cell table:formula="of:=COS([.F208]/48*[.$B$1]*3.1415926*2)" office:value-type="float" office:value="0.27899071544308" calcext:value-type="float">
            <text:p>0.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table:formula="of:=SIN([.F209]/48*[.$B$1]*3.1415926*2)" office:value-type="float" office:value="-0.921863309970497" calcext:value-type="float">
            <text:p>-0.92</text:p>
          </table:table-cell>
          <table:table-cell table:formula="of:=COS([.F209]/48*[.$B$1]*3.1415926*2)" office:value-type="float" office:value="0.387515209676006" calcext:value-type="float">
            <text:p>0.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table:formula="of:=SIN([.F210]/48*[.$B$1]*3.1415926*2)" office:value-type="float" office:value="-0.871214012722724" calcext:value-type="float">
            <text:p>-0.87</text:p>
          </table:table-cell>
          <table:table-cell table:formula="of:=COS([.F210]/48*[.$B$1]*3.1415926*2)" office:value-type="float" office:value="0.490903395828109" calcext:value-type="float">
            <text:p>0.4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table:formula="of:=SIN([.F211]/48*[.$B$1]*3.1415926*2)" office:value-type="float" office:value="-0.809017236919413" calcext:value-type="float">
            <text:p>-0.81</text:p>
          </table:table-cell>
          <table:table-cell table:formula="of:=COS([.F211]/48*[.$B$1]*3.1415926*2)" office:value-type="float" office:value="0.587784918458511" calcext:value-type="float">
            <text:p>0.5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table:formula="of:=SIN([.F212]/48*[.$B$1]*3.1415926*2)" office:value-type="float" office:value="-0.736097367756759" calcext:value-type="float">
            <text:p>-0.74</text:p>
          </table:table-cell>
          <table:table-cell table:formula="of:=COS([.F212]/48*[.$B$1]*3.1415926*2)" office:value-type="float" office:value="0.676875664492063" calcext:value-type="float">
            <text:p>0.6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table:formula="of:=SIN([.F213]/48*[.$B$1]*3.1415926*2)" office:value-type="float" office:value="-0.653420919332479" calcext:value-type="float">
            <text:p>-0.65</text:p>
          </table:table-cell>
          <table:table-cell table:formula="of:=COS([.F213]/48*[.$B$1]*3.1415926*2)" office:value-type="float" office:value="0.756994783455407" calcext:value-type="float">
            <text:p>0.7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table:formula="of:=SIN([.F214]/48*[.$B$1]*3.1415926*2)" office:value-type="float" office:value="-0.562083724015315" calcext:value-type="float">
            <text:p>-0.56</text:p>
          </table:table-cell>
          <table:table-cell table:formula="of:=COS([.F214]/48*[.$B$1]*3.1415926*2)" office:value-type="float" office:value="0.827080339022199" calcext:value-type="float">
            <text:p>0.8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table:formula="of:=SIN([.F215]/48*[.$B$1]*3.1415926*2)" office:value-type="float" office:value="-0.463296407769531" calcext:value-type="float">
            <text:p>-0.46</text:p>
          </table:table-cell>
          <table:table-cell table:formula="of:=COS([.F215]/48*[.$B$1]*3.1415926*2)" office:value-type="float" office:value="0.886203384414576" calcext:value-type="float">
            <text:p>0.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table:formula="of:=SIN([.F216]/48*[.$B$1]*3.1415926*2)" office:value-type="float" office:value="-0.358368343951444" calcext:value-type="float">
            <text:p>-0.36</text:p>
          </table:table-cell>
          <table:table-cell table:formula="of:=COS([.F216]/48*[.$B$1]*3.1415926*2)" office:value-type="float" office:value="0.933580275098773" calcext:value-type="float">
            <text:p>0.9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6" calcext:value-type="float">
            <text:p>216</text:p>
          </table:table-cell>
          <table:table-cell table:formula="of:=SIN([.F217]/48*[.$B$1]*3.1415926*2)" office:value-type="float" office:value="-0.24869029826171" calcext:value-type="float">
            <text:p>-0.25</text:p>
          </table:table-cell>
          <table:table-cell table:formula="of:=COS([.F217]/48*[.$B$1]*3.1415926*2)" office:value-type="float" office:value="0.968583055576806" calcext:value-type="float">
            <text:p>0.9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table:formula="of:=SIN([.F218]/48*[.$B$1]*3.1415926*2)" office:value-type="float" office:value="-0.13571599488533" calcext:value-type="float">
            <text:p>-0.14</text:p>
          </table:table-cell>
          <table:table-cell table:formula="of:=COS([.F218]/48*[.$B$1]*3.1415926*2)" office:value-type="float" office:value="0.99074778260276" calcext:value-type="float">
            <text:p>0.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table:formula="of:=SIN([.F219]/48*[.$B$1]*3.1415926*2)" office:value-type="float" office:value="-0.0209428481504844" calcext:value-type="float">
            <text:p>-0.02</text:p>
          </table:table-cell>
          <table:table-cell table:formula="of:=COS([.F219]/48*[.$B$1]*3.1415926*2)" office:value-type="float" office:value="0.999780674503836" calcext:value-type="float">
            <text:p>1.00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table:formula="of:=SIN([.F220]/48*[.$B$1]*3.1415926*2)" office:value-type="float" office:value="0.0941078849022684" calcext:value-type="float">
            <text:p>0.09</text:p>
          </table:table-cell>
          <table:table-cell table:formula="of:=COS([.F220]/48*[.$B$1]*3.1415926*2)" office:value-type="float" office:value="0.995562005100246" calcext:value-type="float">
            <text:p>1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table:formula="of:=SIN([.F221]/48*[.$B$1]*3.1415926*2)" office:value-type="float" office:value="0.207911267973336" calcext:value-type="float">
            <text:p>0.21</text:p>
          </table:table-cell>
          <table:table-cell table:formula="of:=COS([.F221]/48*[.$B$1]*3.1415926*2)" office:value-type="float" office:value="0.978147690612067" calcext:value-type="float">
            <text:p>0.9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table:formula="of:=SIN([.F222]/48*[.$B$1]*3.1415926*2)" office:value-type="float" office:value="0.318958897723963" calcext:value-type="float">
            <text:p>0.32</text:p>
          </table:table-cell>
          <table:table-cell table:formula="of:=COS([.F222]/48*[.$B$1]*3.1415926*2)" office:value-type="float" office:value="0.947768548519476" calcext:value-type="float">
            <text:p>0.9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table:formula="of:=SIN([.F223]/48*[.$B$1]*3.1415926*2)" office:value-type="float" office:value="0.425778896860547" calcext:value-type="float">
            <text:p>0.43</text:p>
          </table:table-cell>
          <table:table-cell table:formula="of:=COS([.F223]/48*[.$B$1]*3.1415926*2)" office:value-type="float" office:value="0.904827238199766" calcext:value-type="float">
            <text:p>0.9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table:formula="of:=SIN([.F224]/48*[.$B$1]*3.1415926*2)" office:value-type="float" office:value="0.526955423085651" calcext:value-type="float">
            <text:p>0.53</text:p>
          </table:table-cell>
          <table:table-cell table:formula="of:=COS([.F224]/48*[.$B$1]*3.1415926*2)" office:value-type="float" office:value="0.849892923891371" calcext:value-type="float">
            <text:p>0.8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table:formula="of:=SIN([.F225]/48*[.$B$1]*3.1415926*2)" office:value-type="float" office:value="0.621147435334923" calcext:value-type="float">
            <text:p>0.62</text:p>
          </table:table-cell>
          <table:table-cell table:formula="of:=COS([.F225]/48*[.$B$1]*3.1415926*2)" office:value-type="float" office:value="0.783693730724476" calcext:value-type="float">
            <text:p>0.7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table:formula="of:=SIN([.F226]/48*[.$B$1]*3.1415926*2)" office:value-type="float" office:value="0.707106468563402" calcext:value-type="float">
            <text:p>0.71</text:p>
          </table:table-cell>
          <table:table-cell table:formula="of:=COS([.F226]/48*[.$B$1]*3.1415926*2)" office:value-type="float" office:value="0.707107093809555" calcext:value-type="float">
            <text:p>0.7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table:formula="of:=SIN([.F227]/48*[.$B$1]*3.1415926*2)" office:value-type="float" office:value="0.78369318148599" calcext:value-type="float">
            <text:p>0.78</text:p>
          </table:table-cell>
          <table:table-cell table:formula="of:=COS([.F227]/48*[.$B$1]*3.1415926*2)" office:value-type="float" office:value="0.621148128301428" calcext:value-type="float">
            <text:p>0.6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table:formula="of:=SIN([.F228]/48*[.$B$1]*3.1415926*2)" office:value-type="float" office:value="0.849892457940407" calcext:value-type="float">
            <text:p>0.85</text:p>
          </table:table-cell>
          <table:table-cell table:formula="of:=COS([.F228]/48*[.$B$1]*3.1415926*2)" office:value-type="float" office:value="0.526956174587616" calcext:value-type="float">
            <text:p>0.5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  <table:table-cell table:formula="of:=SIN([.F229]/48*[.$B$1]*3.1415926*2)" office:value-type="float" office:value="0.904826861712261" calcext:value-type="float">
            <text:p>0.90</text:p>
          </table:table-cell>
          <table:table-cell table:formula="of:=COS([.F229]/48*[.$B$1]*3.1415926*2)" office:value-type="float" office:value="0.425779696937208" calcext:value-type="float">
            <text:p>0.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table:formula="of:=SIN([.F230]/48*[.$B$1]*3.1415926*2)" office:value-type="float" office:value="0.947768266485573" calcext:value-type="float">
            <text:p>0.95</text:p>
          </table:table-cell>
          <table:table-cell table:formula="of:=COS([.F230]/48*[.$B$1]*3.1415926*2)" office:value-type="float" office:value="0.318959735770726" calcext:value-type="float">
            <text:p>0.3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table:formula="of:=SIN([.F231]/48*[.$B$1]*3.1415926*2)" office:value-type="float" office:value="0.978147506769974" calcext:value-type="float">
            <text:p>0.98</text:p>
          </table:table-cell>
          <table:table-cell table:formula="of:=COS([.F231]/48*[.$B$1]*3.1415926*2)" office:value-type="float" office:value="0.207912132882339" calcext:value-type="float">
            <text:p>0.2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table:formula="of:=SIN([.F232]/48*[.$B$1]*3.1415926*2)" office:value-type="float" office:value="0.995561921886692" calcext:value-type="float">
            <text:p>1.00</text:p>
          </table:table-cell>
          <table:table-cell table:formula="of:=COS([.F232]/48*[.$B$1]*3.1415926*2)" office:value-type="float" office:value="0.0941087652096023" calcext:value-type="float">
            <text:p>0.09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table:formula="of:=SIN([.F233]/48*[.$B$1]*3.1415926*2)" office:value-type="float" office:value="0.999780693021773" calcext:value-type="float">
            <text:p>1.00</text:p>
          </table:table-cell>
          <table:table-cell table:formula="of:=COS([.F233]/48*[.$B$1]*3.1415926*2)" office:value-type="float" office:value="-0.0209419641128248" calcext:value-type="float">
            <text:p>-0.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table:formula="of:=SIN([.F234]/48*[.$B$1]*3.1415926*2)" office:value-type="float" office:value="0.990747902606742" calcext:value-type="float">
            <text:p>0.99</text:p>
          </table:table-cell>
          <table:table-cell table:formula="of:=COS([.F234]/48*[.$B$1]*3.1415926*2)" office:value-type="float" office:value="-0.135715118834794" calcext:value-type="float">
            <text:p>-0.1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table:formula="of:=SIN([.F235]/48*[.$B$1]*3.1415926*2)" office:value-type="float" office:value="0.968583275476245" calcext:value-type="float">
            <text:p>0.97</text:p>
          </table:table-cell>
          <table:table-cell table:formula="of:=COS([.F235]/48*[.$B$1]*3.1415926*2)" office:value-type="float" office:value="-0.248689441809878" calcext:value-type="float">
            <text:p>-0.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table:formula="of:=SIN([.F236]/48*[.$B$1]*3.1415926*2)" office:value-type="float" office:value="0.933580591979018" calcext:value-type="float">
            <text:p>0.93</text:p>
          </table:table-cell>
          <table:table-cell table:formula="of:=COS([.F236]/48*[.$B$1]*3.1415926*2)" office:value-type="float" office:value="-0.358367518450133" calcext:value-type="float">
            <text:p>-0.3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table:formula="of:=SIN([.F237]/48*[.$B$1]*3.1415926*2)" office:value-type="float" office:value="0.886203794075548" calcext:value-type="float">
            <text:p>0.89</text:p>
          </table:table-cell>
          <table:table-cell table:formula="of:=COS([.F237]/48*[.$B$1]*3.1415926*2)" office:value-type="float" office:value="-0.463295624160323" calcext:value-type="float">
            <text:p>-0.4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table:formula="of:=SIN([.F238]/48*[.$B$1]*3.1415926*2)" office:value-type="float" office:value="0.827080836034063" calcext:value-type="float">
            <text:p>0.83</text:p>
          </table:table-cell>
          <table:table-cell table:formula="of:=COS([.F238]/48*[.$B$1]*3.1415926*2)" office:value-type="float" office:value="-0.562082992684529" calcext:value-type="float">
            <text:p>-0.5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table:formula="of:=SIN([.F239]/48*[.$B$1]*3.1415926*2)" office:value-type="float" office:value="0.756995361230524" calcext:value-type="float">
            <text:p>0.76</text:p>
          </table:table-cell>
          <table:table-cell table:formula="of:=COS([.F239]/48*[.$B$1]*3.1415926*2)" office:value-type="float" office:value="-0.653420249973528" calcext:value-type="float">
            <text:p>-0.6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table:formula="of:=SIN([.F240]/48*[.$B$1]*3.1415926*2)" office:value-type="float" office:value="0.676876315372344" calcext:value-type="float">
            <text:p>0.68</text:p>
          </table:table-cell>
          <table:table-cell table:formula="of:=COS([.F240]/48*[.$B$1]*3.1415926*2)" office:value-type="float" office:value="-0.736096769241626" calcext:value-type="float">
            <text:p>-0.7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0" calcext:value-type="float">
            <text:p>240</text:p>
          </table:table-cell>
          <table:table-cell table:formula="of:=SIN([.F241]/48*[.$B$1]*3.1415926*2)" office:value-type="float" office:value="0.587785633816876" calcext:value-type="float">
            <text:p>0.59</text:p>
          </table:table-cell>
          <table:table-cell table:formula="of:=COS([.F241]/48*[.$B$1]*3.1415926*2)" office:value-type="float" office:value="-0.809016717181106" calcext:value-type="float">
            <text:p>-0.8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1" calcext:value-type="float">
            <text:p>241</text:p>
          </table:table-cell>
          <table:table-cell table:formula="of:=SIN([.F242]/48*[.$B$1]*3.1415926*2)" office:value-type="float" office:value="0.490904166182865" calcext:value-type="float">
            <text:p>0.49</text:p>
          </table:table-cell>
          <table:table-cell table:formula="of:=COS([.F242]/48*[.$B$1]*3.1415926*2)" office:value-type="float" office:value="-0.871213578650095" calcext:value-type="float">
            <text:p>-0.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2" calcext:value-type="float">
            <text:p>242</text:p>
          </table:table-cell>
          <table:table-cell table:formula="of:=SIN([.F243]/48*[.$B$1]*3.1415926*2)" office:value-type="float" office:value="0.387516024816515" calcext:value-type="float">
            <text:p>0.39</text:p>
          </table:table-cell>
          <table:table-cell table:formula="of:=COS([.F243]/48*[.$B$1]*3.1415926*2)" office:value-type="float" office:value="-0.921862967316947" calcext:value-type="float">
            <text:p>-0.9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3" calcext:value-type="float">
            <text:p>243</text:p>
          </table:table-cell>
          <table:table-cell table:formula="of:=SIN([.F244]/48*[.$B$1]*3.1415926*2)" office:value-type="float" office:value="0.278991564565083" calcext:value-type="float">
            <text:p>0.28</text:p>
          </table:table-cell>
          <table:table-cell table:formula="of:=COS([.F244]/48*[.$B$1]*3.1415926*2)" office:value-type="float" office:value="-0.960293552462749" calcext:value-type="float">
            <text:p>-0.9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4" calcext:value-type="float">
            <text:p>244</text:p>
          </table:table-cell>
          <table:table-cell table:formula="of:=SIN([.F245]/48*[.$B$1]*3.1415926*2)" office:value-type="float" office:value="0.166769219451903" calcext:value-type="float">
            <text:p>0.17</text:p>
          </table:table-cell>
          <table:table-cell table:formula="of:=COS([.F245]/48*[.$B$1]*3.1415926*2)" office:value-type="float" office:value="-0.985995957113113" calcext:value-type="float">
            <text:p>-0.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5" calcext:value-type="float">
            <text:p>245</text:p>
          </table:table-cell>
          <table:table-cell table:formula="of:=SIN([.F246]/48*[.$B$1]*3.1415926*2)" office:value-type="float" office:value="0.0523364369981486" calcext:value-type="float">
            <text:p>0.05</text:p>
          </table:table-cell>
          <table:table-cell table:formula="of:=COS([.F246]/48*[.$B$1]*3.1415926*2)" office:value-type="float" office:value="-0.998629509559145" calcext:value-type="float">
            <text:p>-1.00</text:p>
          </table:table-cell>
          <table:table-cell office:value-type="string" calcext:value-type="string">
            <text:p>****</text:p>
          </table:table-cell>
          <table:table-cell office:value-type="string" calcext:value-type="string">
            <text:p>-COS</text:p>
          </table:table-cell>
          <table:table-cell table:formula="of:=[.F246]-[.F206]"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  <table:table-cell table:formula="of:=SIN([.F247]/48*[.$B$1]*3.1415926*2)" office:value-type="float" office:value="-0.0627900371032093" calcext:value-type="float">
            <text:p>-0.06</text:p>
          </table:table-cell>
          <table:table-cell table:formula="of:=COS([.F247]/48*[.$B$1]*3.1415926*2)" office:value-type="float" office:value="-0.998026758779832" calcext:value-type="float">
            <text:p>-1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7" calcext:value-type="float">
            <text:p>247</text:p>
          </table:table-cell>
          <table:table-cell table:formula="of:=SIN([.F248]/48*[.$B$1]*3.1415926*2)" office:value-type="float" office:value="-0.17708426264525" calcext:value-type="float">
            <text:p>-0.18</text:p>
          </table:table-cell>
          <table:table-cell table:formula="of:=COS([.F248]/48*[.$B$1]*3.1415926*2)" office:value-type="float" office:value="-0.9841956939163" calcext:value-type="float">
            <text:p>-0.9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8" calcext:value-type="float">
            <text:p>248</text:p>
          </table:table-cell>
          <table:table-cell table:formula="of:=SIN([.F249]/48*[.$B$1]*3.1415926*2)" office:value-type="float" office:value="-0.289031330433214" calcext:value-type="float">
            <text:p>-0.29</text:p>
          </table:table-cell>
          <table:table-cell table:formula="of:=COS([.F249]/48*[.$B$1]*3.1415926*2)" office:value-type="float" office:value="-0.957319638379996" calcext:value-type="float">
            <text:p>-0.9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9" calcext:value-type="float">
            <text:p>249</text:p>
          </table:table-cell>
          <table:table-cell table:formula="of:=SIN([.F250]/48*[.$B$1]*3.1415926*2)" office:value-type="float" office:value="-0.397147441600514" calcext:value-type="float">
            <text:p>-0.40</text:p>
          </table:table-cell>
          <table:table-cell table:formula="of:=COS([.F250]/48*[.$B$1]*3.1415926*2)" office:value-type="float" office:value="-0.91775481999833" calcext:value-type="float">
            <text:p>-0.9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table:formula="of:=SIN([.F251]/48*[.$B$1]*3.1415926*2)" office:value-type="float" office:value="-0.499999574573817" calcext:value-type="float">
            <text:p>-0.50</text:p>
          </table:table-cell>
          <table:table-cell table:formula="of:=COS([.F251]/48*[.$B$1]*3.1415926*2)" office:value-type="float" office:value="-0.86602564940422" calcext:value-type="float">
            <text:p>-0.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1" calcext:value-type="float">
            <text:p>251</text:p>
          </table:table-cell>
          <table:table-cell table:formula="of:=SIN([.F252]/48*[.$B$1]*3.1415926*2)" office:value-type="float" office:value="-0.596224479012166" calcext:value-type="float">
            <text:p>-0.60</text:p>
          </table:table-cell>
          <table:table-cell table:formula="of:=COS([.F252]/48*[.$B$1]*3.1415926*2)" office:value-type="float" office:value="-0.802817769251947" calcext:value-type="float">
            <text:p>-0.8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2" calcext:value-type="float">
            <text:p>252</text:p>
          </table:table-cell>
          <table:table-cell table:formula="of:=SIN([.F253]/48*[.$B$1]*3.1415926*2)" office:value-type="float" office:value="-0.684546744965437" calcext:value-type="float">
            <text:p>-0.68</text:p>
          </table:table-cell>
          <table:table-cell table:formula="of:=COS([.F253]/48*[.$B$1]*3.1415926*2)" office:value-type="float" office:value="-0.728968966388299" calcext:value-type="float">
            <text:p>-0.7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3" calcext:value-type="float">
            <text:p>253</text:p>
          </table:table-cell>
          <table:table-cell table:formula="of:=SIN([.F254]/48*[.$B$1]*3.1415926*2)" office:value-type="float" office:value="-0.763795707755165" calcext:value-type="float">
            <text:p>-0.76</text:p>
          </table:table-cell>
          <table:table-cell table:formula="of:=COS([.F254]/48*[.$B$1]*3.1415926*2)" office:value-type="float" office:value="-0.645458067433344" calcext:value-type="float">
            <text:p>-0.6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4" calcext:value-type="float">
            <text:p>254</text:p>
          </table:table-cell>
          <table:table-cell table:formula="of:=SIN([.F255]/48*[.$B$1]*3.1415926*2)" office:value-type="float" office:value="-0.832920964512492" calcext:value-type="float">
            <text:p>-0.83</text:p>
          </table:table-cell>
          <table:table-cell table:formula="of:=COS([.F255]/48*[.$B$1]*3.1415926*2)" office:value-type="float" office:value="-0.553391964953937" calcext:value-type="float">
            <text:p>-0.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5" calcext:value-type="float">
            <text:p>255</text:p>
          </table:table-cell>
          <table:table-cell table:formula="of:=SIN([.F256]/48*[.$B$1]*3.1415926*2)" office:value-type="float" office:value="-0.891006296709702" calcext:value-type="float">
            <text:p>-0.89</text:p>
          </table:table-cell>
          <table:table-cell table:formula="of:=COS([.F256]/48*[.$B$1]*3.1415926*2)" office:value-type="float" office:value="-0.453990946191289" calcext:value-type="float">
            <text:p>-0.4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table:formula="of:=SIN([.F257]/48*[.$B$1]*3.1415926*2)" office:value-type="float" office:value="-0.937281814149742" calcext:value-type="float">
            <text:p>-0.94</text:p>
          </table:table-cell>
          <table:table-cell table:formula="of:=COS([.F257]/48*[.$B$1]*3.1415926*2)" office:value-type="float" office:value="-0.348572518802284" calcext:value-type="float">
            <text:p>-0.3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7" calcext:value-type="float">
            <text:p>257</text:p>
          </table:table-cell>
          <table:table-cell table:formula="of:=SIN([.F258]/48*[.$B$1]*3.1415926*2)" office:value-type="float" office:value="-0.971134159451432" calcext:value-type="float">
            <text:p>-0.97</text:p>
          </table:table-cell>
          <table:table-cell table:formula="of:=COS([.F258]/48*[.$B$1]*3.1415926*2)" office:value-type="float" office:value="-0.238533947996005" calcext:value-type="float">
            <text:p>-0.2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8" calcext:value-type="float">
            <text:p>258</text:p>
          </table:table-cell>
          <table:table-cell table:formula="of:=SIN([.F259]/48*[.$B$1]*3.1415926*2)" office:value-type="float" office:value="-0.992114637775484" calcext:value-type="float">
            <text:p>-0.99</text:p>
          </table:table-cell>
          <table:table-cell table:formula="of:=COS([.F259]/48*[.$B$1]*3.1415926*2)" office:value-type="float" office:value="-0.125333736526202" calcext:value-type="float">
            <text:p>-0.1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9" calcext:value-type="float">
            <text:p>259</text:p>
          </table:table-cell>
          <table:table-cell table:formula="of:=SIN([.F260]/48*[.$B$1]*3.1415926*2)" office:value-type="float" office:value="-0.999945164036036" calcext:value-type="float">
            <text:p>-1.00</text:p>
          </table:table-cell>
          <table:table-cell table:formula="of:=COS([.F260]/48*[.$B$1]*3.1415926*2)" office:value-type="float" office:value="-0.0104722930127434" calcext:value-type="float">
            <text:p>-0.01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60" calcext:value-type="float">
            <text:p>260</text:p>
          </table:table-cell>
          <table:table-cell table:formula="of:=SIN([.F261]/48*[.$B$1]*3.1415926*2)" office:value-type="float" office:value="-0.994521948770624" calcext:value-type="float">
            <text:p>-0.99</text:p>
          </table:table-cell>
          <table:table-cell table:formula="of:=COS([.F261]/48*[.$B$1]*3.1415926*2)" office:value-type="float" office:value="0.104527955176982" calcext:value-type="float">
            <text:p>0.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1" calcext:value-type="float">
            <text:p>261</text:p>
          </table:table-cell>
          <table:table-cell table:formula="of:=SIN([.F262]/48*[.$B$1]*3.1415926*2)" office:value-type="float" office:value="-0.975916873814323" calcext:value-type="float">
            <text:p>-0.98</text:p>
          </table:table-cell>
          <table:table-cell table:formula="of:=COS([.F262]/48*[.$B$1]*3.1415926*2)" office:value-type="float" office:value="0.218142740893387" calcext:value-type="float">
            <text:p>0.2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2" calcext:value-type="float">
            <text:p>262</text:p>
          </table:table-cell>
          <table:table-cell table:formula="of:=SIN([.F263]/48*[.$B$1]*3.1415926*2)" office:value-type="float" office:value="-0.944376539544247" calcext:value-type="float">
            <text:p>-0.94</text:p>
          </table:table-cell>
          <table:table-cell table:formula="of:=COS([.F263]/48*[.$B$1]*3.1415926*2)" office:value-type="float" office:value="0.328866160555374" calcext:value-type="float">
            <text:p>0.3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3" calcext:value-type="float">
            <text:p>263</text:p>
          </table:table-cell>
          <table:table-cell table:formula="of:=SIN([.F264]/48*[.$B$1]*3.1415926*2)" office:value-type="float" office:value="-0.900318996322644" calcext:value-type="float">
            <text:p>-0.90</text:p>
          </table:table-cell>
          <table:table-cell table:formula="of:=COS([.F264]/48*[.$B$1]*3.1415926*2)" office:value-type="float" office:value="0.435230634101721" calcext:value-type="float">
            <text:p>0.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4" calcext:value-type="float">
            <text:p>264</text:p>
          </table:table-cell>
          <table:table-cell table:formula="of:=SIN([.F265]/48*[.$B$1]*3.1415926*2)" office:value-type="float" office:value="-0.844328203461622" calcext:value-type="float">
            <text:p>-0.84</text:p>
          </table:table-cell>
          <table:table-cell table:formula="of:=COS([.F265]/48*[.$B$1]*3.1415926*2)" office:value-type="float" office:value="0.535826356984489" calcext:value-type="float">
            <text:p>0.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5" calcext:value-type="float">
            <text:p>265</text:p>
          </table:table-cell>
          <table:table-cell table:formula="of:=SIN([.F266]/48*[.$B$1]*3.1415926*2)" office:value-type="float" office:value="-0.777146289152901" calcext:value-type="float">
            <text:p>-0.78</text:p>
          </table:table-cell>
          <table:table-cell table:formula="of:=COS([.F266]/48*[.$B$1]*3.1415926*2)" office:value-type="float" office:value="0.629319986378849" calcext:value-type="float">
            <text:p>0.6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6" calcext:value-type="float">
            <text:p>266</text:p>
          </table:table-cell>
          <table:table-cell table:formula="of:=SIN([.F267]/48*[.$B$1]*3.1415926*2)" office:value-type="float" office:value="-0.699663713953218" calcext:value-type="float">
            <text:p>-0.70</text:p>
          </table:table-cell>
          <table:table-cell table:formula="of:=COS([.F267]/48*[.$B$1]*3.1415926*2)" office:value-type="float" office:value="0.71447231393329" calcext:value-type="float">
            <text:p>0.7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7" calcext:value-type="float">
            <text:p>267</text:p>
          </table:table-cell>
          <table:table-cell table:formula="of:=SIN([.F268]/48*[.$B$1]*3.1415926*2)" office:value-type="float" office:value="-0.612907468203035" calcext:value-type="float">
            <text:p>-0.61</text:p>
          </table:table-cell>
          <table:table-cell table:formula="of:=COS([.F268]/48*[.$B$1]*3.1415926*2)" office:value-type="float" office:value="0.79015469081753" calcext:value-type="float">
            <text:p>0.7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8" calcext:value-type="float">
            <text:p>268</text:p>
          </table:table-cell>
          <table:table-cell table:formula="of:=SIN([.F269]/48*[.$B$1]*3.1415926*2)" office:value-type="float" office:value="-0.518027459815606" calcext:value-type="float">
            <text:p>-0.52</text:p>
          </table:table-cell>
          <table:table-cell table:formula="of:=COS([.F269]/48*[.$B$1]*3.1415926*2)" office:value-type="float" office:value="0.855363987362685" calcext:value-type="float">
            <text:p>0.8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9" calcext:value-type="float">
            <text:p>269</text:p>
          </table:table-cell>
          <table:table-cell table:formula="of:=SIN([.F270]/48*[.$B$1]*3.1415926*2)" office:value-type="float" office:value="-0.416281272858905" calcext:value-type="float">
            <text:p>-0.42</text:p>
          </table:table-cell>
          <table:table-cell table:formula="of:=COS([.F270]/48*[.$B$1]*3.1415926*2)" office:value-type="float" office:value="0.90923588901174" calcext:value-type="float">
            <text:p>0.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0" calcext:value-type="float">
            <text:p>270</text:p>
          </table:table-cell>
          <table:table-cell table:formula="of:=SIN([.F271]/48*[.$B$1]*3.1415926*2)" office:value-type="float" office:value="-0.30901749894743" calcext:value-type="float">
            <text:p>-0.31</text:p>
          </table:table-cell>
          <table:table-cell table:formula="of:=COS([.F271]/48*[.$B$1]*3.1415926*2)" office:value-type="float" office:value="0.951056352349468" calcext:value-type="float">
            <text:p>0.9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1" calcext:value-type="float">
            <text:p>271</text:p>
          </table:table-cell>
          <table:table-cell table:formula="of:=SIN([.F272]/48*[.$B$1]*3.1415926*2)" office:value-type="float" office:value="-0.197657862377336" calcext:value-type="float">
            <text:p>-0.20</text:p>
          </table:table-cell>
          <table:table-cell table:formula="of:=COS([.F272]/48*[.$B$1]*3.1415926*2)" office:value-type="float" office:value="0.980271069368276" calcext:value-type="float">
            <text:p>0.9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2" calcext:value-type="float">
            <text:p>272</text:p>
          </table:table-cell>
          <table:table-cell table:formula="of:=SIN([.F273]/48*[.$B$1]*3.1415926*2)" office:value-type="float" office:value="-0.0836783759267129" calcext:value-type="float">
            <text:p>-0.08</text:p>
          </table:table-cell>
          <table:table-cell table:formula="of:=COS([.F273]/48*[.$B$1]*3.1415926*2)" office:value-type="float" office:value="0.99649281452616" calcext:value-type="float">
            <text:p>1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3" calcext:value-type="float">
            <text:p>273</text:p>
          </table:table-cell>
          <table:table-cell table:formula="of:=SIN([.F274]/48*[.$B$1]*3.1415926*2)" office:value-type="float" office:value="0.0314102229089912" calcext:value-type="float">
            <text:p>0.03</text:p>
          </table:table-cell>
          <table:table-cell table:formula="of:=COS([.F274]/48*[.$B$1]*3.1415926*2)" office:value-type="float" office:value="0.999506577215382" calcext:value-type="float">
            <text:p>1.00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74" calcext:value-type="float">
            <text:p>274</text:p>
          </table:table-cell>
          <table:table-cell table:formula="of:=SIN([.F275]/48*[.$B$1]*3.1415926*2)" office:value-type="float" office:value="0.146082495939367" calcext:value-type="float">
            <text:p>0.15</text:p>
          </table:table-cell>
          <table:table-cell table:formula="of:=COS([.F275]/48*[.$B$1]*3.1415926*2)" office:value-type="float" office:value="0.98927241161377" calcext:value-type="float">
            <text:p>0.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5" calcext:value-type="float">
            <text:p>275</text:p>
          </table:table-cell>
          <table:table-cell table:formula="of:=SIN([.F276]/48*[.$B$1]*3.1415926*2)" office:value-type="float" office:value="0.258818523151185" calcext:value-type="float">
            <text:p>0.26</text:p>
          </table:table-cell>
          <table:table-cell table:formula="of:=COS([.F276]/48*[.$B$1]*3.1415926*2)" office:value-type="float" office:value="0.965925966145356" calcext:value-type="float">
            <text:p>0.9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6" calcext:value-type="float">
            <text:p>276</text:p>
          </table:table-cell>
          <table:table-cell table:formula="of:=SIN([.F277]/48*[.$B$1]*3.1415926*2)" office:value-type="float" office:value="0.368124048440142" calcext:value-type="float">
            <text:p>0.37</text:p>
          </table:table-cell>
          <table:table-cell table:formula="of:=COS([.F277]/48*[.$B$1]*3.1415926*2)" office:value-type="float" office:value="0.929776685532628" calcext:value-type="float">
            <text:p>0.9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7" calcext:value-type="float">
            <text:p>277</text:p>
          </table:table-cell>
          <table:table-cell table:formula="of:=SIN([.F278]/48*[.$B$1]*3.1415926*2)" office:value-type="float" office:value="0.472550285181097" calcext:value-type="float">
            <text:p>0.47</text:p>
          </table:table-cell>
          <table:table-cell table:formula="of:=COS([.F278]/48*[.$B$1]*3.1415926*2)" office:value-type="float" office:value="0.88130370927125" calcext:value-type="float">
            <text:p>0.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8" calcext:value-type="float">
            <text:p>278</text:p>
          </table:table-cell>
          <table:table-cell table:formula="of:=SIN([.F279]/48*[.$B$1]*3.1415926*2)" office:value-type="float" office:value="0.570713119124511" calcext:value-type="float">
            <text:p>0.57</text:p>
          </table:table-cell>
          <table:table-cell table:formula="of:=COS([.F279]/48*[.$B$1]*3.1415926*2)" office:value-type="float" office:value="0.821149520890789" calcext:value-type="float">
            <text:p>0.8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9" calcext:value-type="float">
            <text:p>279</text:p>
          </table:table-cell>
          <table:table-cell table:formula="of:=SIN([.F280]/48*[.$B$1]*3.1415926*2)" office:value-type="float" office:value="0.661311454094975" calcext:value-type="float">
            <text:p>0.66</text:p>
          </table:table-cell>
          <table:table-cell table:formula="of:=COS([.F280]/48*[.$B$1]*3.1415926*2)" office:value-type="float" office:value="0.750111432177107" calcext:value-type="float">
            <text:p>0.7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0" calcext:value-type="float">
            <text:p>280</text:p>
          </table:table-cell>
          <table:table-cell table:formula="of:=SIN([.F281]/48*[.$B$1]*3.1415926*2)" office:value-type="float" office:value="0.743144457329284" calcext:value-type="float">
            <text:p>0.74</text:p>
          </table:table-cell>
          <table:table-cell table:formula="of:=COS([.F281]/48*[.$B$1]*3.1415926*2)" office:value-type="float" office:value="0.66913101522853" calcext:value-type="float">
            <text:p>0.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1" calcext:value-type="float">
            <text:p>281</text:p>
          </table:table-cell>
          <table:table-cell table:formula="of:=SIN([.F282]/48*[.$B$1]*3.1415926*2)" office:value-type="float" office:value="0.815127475876302" calcext:value-type="float">
            <text:p>0.82</text:p>
          </table:table-cell>
          <table:table-cell table:formula="of:=COS([.F282]/48*[.$B$1]*3.1415926*2)" office:value-type="float" office:value="0.579281622418257" calcext:value-type="float">
            <text:p>0.5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2" calcext:value-type="float">
            <text:p>282</text:p>
          </table:table-cell>
          <table:table-cell table:formula="of:=SIN([.F283]/48*[.$B$1]*3.1415926*2)" office:value-type="float" office:value="0.876306413095124" calcext:value-type="float">
            <text:p>0.88</text:p>
          </table:table-cell>
          <table:table-cell table:formula="of:=COS([.F283]/48*[.$B$1]*3.1415926*2)" office:value-type="float" office:value="0.481754159679351" calcext:value-type="float">
            <text:p>0.4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3" calcext:value-type="float">
            <text:p>283</text:p>
          </table:table-cell>
          <table:table-cell table:formula="of:=SIN([.F284]/48*[.$B$1]*3.1415926*2)" office:value-type="float" office:value="0.925870374698854" calcext:value-type="float">
            <text:p>0.93</text:p>
          </table:table-cell>
          <table:table-cell table:formula="of:=COS([.F284]/48*[.$B$1]*3.1415926*2)" office:value-type="float" office:value="0.377841301679691" calcext:value-type="float">
            <text:p>0.3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4" calcext:value-type="float">
            <text:p>284</text:p>
          </table:table-cell>
          <table:table-cell table:formula="of:=SIN([.F285]/48*[.$B$1]*3.1415926*2)" office:value-type="float" office:value="0.96316241672724" calcext:value-type="float">
            <text:p>0.96</text:p>
          </table:table-cell>
          <table:table-cell table:formula="of:=COS([.F285]/48*[.$B$1]*3.1415926*2)" office:value-type="float" office:value="0.268920358106528" calcext:value-type="float">
            <text:p>0.2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5" calcext:value-type="float">
            <text:p>285</text:p>
          </table:table-cell>
          <table:table-cell table:formula="of:=SIN([.F286]/48*[.$B$1]*3.1415926*2)" office:value-type="float" office:value="0.987688252989595" calcext:value-type="float">
            <text:p>0.99</text:p>
          </table:table-cell>
          <table:table-cell table:formula="of:=COS([.F286]/48*[.$B$1]*3.1415926*2)" office:value-type="float" office:value="0.156435018158854" calcext:value-type="float">
            <text:p>0.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6" calcext:value-type="float">
            <text:p>286</text:p>
          </table:table-cell>
          <table:table-cell table:formula="of:=SIN([.F287]/48*[.$B$1]*3.1415926*2)" office:value-type="float" office:value="0.999122806565492" calcext:value-type="float">
            <text:p>1.00</text:p>
          </table:table-cell>
          <table:table-cell table:formula="of:=COS([.F287]/48*[.$B$1]*3.1415926*2)" office:value-type="float" office:value="0.0418762152145434" calcext:value-type="float">
            <text:p>0.04</text:p>
          </table:table-cell>
          <table:table-cell office:value-type="string" calcext:value-type="string">
            <text:p>****</text:p>
          </table:table-cell>
          <table:table-cell office:value-type="string" calcext:value-type="string">
            <text:p>+SIN</text:p>
          </table:table-cell>
          <table:table-cell table:formula="of:=[.F287]-[.F246]"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287" calcext:value-type="float">
            <text:p>287</text:p>
          </table:table-cell>
          <table:table-cell table:formula="of:=SIN([.F288]/48*[.$B$1]*3.1415926*2)" office:value-type="float" office:value="0.997314518526487" calcext:value-type="float">
            <text:p>1.00</text:p>
          </table:table-cell>
          <table:table-cell table:formula="of:=COS([.F288]/48*[.$B$1]*3.1415926*2)" office:value-type="float" office:value="-0.073237634698849" calcext:value-type="float">
            <text:p>-0.0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8" calcext:value-type="float">
            <text:p>288</text:p>
          </table:table-cell>
          <table:table-cell table:formula="of:=SIN([.F289]/48*[.$B$1]*3.1415926*2)" office:value-type="float" office:value="0.982287356769156" calcext:value-type="float">
            <text:p>0.98</text:p>
          </table:table-cell>
          <table:table-cell table:formula="of:=COS([.F289]/48*[.$B$1]*3.1415926*2)" office:value-type="float" office:value="-0.187380758701272" calcext:value-type="float">
            <text:p>-0.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9" calcext:value-type="float">
            <text:p>289</text:p>
          </table:table-cell>
          <table:table-cell table:formula="of:=SIN([.F290]/48*[.$B$1]*3.1415926*2)" office:value-type="float" office:value="0.954240498333369" calcext:value-type="float">
            <text:p>0.95</text:p>
          </table:table-cell>
          <table:table-cell table:formula="of:=COS([.F290]/48*[.$B$1]*3.1415926*2)" office:value-type="float" office:value="-0.299040250368548" calcext:value-type="float">
            <text:p>-0.3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0" calcext:value-type="float">
            <text:p>290</text:p>
          </table:table-cell>
          <table:table-cell table:formula="of:=SIN([.F291]/48*[.$B$1]*3.1415926*2)" office:value-type="float" office:value="0.913545689416502" calcext:value-type="float">
            <text:p>0.91</text:p>
          </table:table-cell>
          <table:table-cell table:formula="of:=COS([.F291]/48*[.$B$1]*3.1415926*2)" office:value-type="float" office:value="-0.406736122502696" calcext:value-type="float">
            <text:p>-0.4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1" calcext:value-type="float">
            <text:p>291</text:p>
          </table:table-cell>
          <table:table-cell table:formula="of:=SIN([.F292]/48*[.$B$1]*3.1415926*2)" office:value-type="float" office:value="0.860742318075259" calcext:value-type="float">
            <text:p>0.86</text:p>
          </table:table-cell>
          <table:table-cell table:formula="of:=COS([.F292]/48*[.$B$1]*3.1415926*2)" office:value-type="float" office:value="-0.509040923575335" calcext:value-type="float">
            <text:p>-0.5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2" calcext:value-type="float">
            <text:p>292</text:p>
          </table:table-cell>
          <table:table-cell table:formula="of:=SIN([.F293]/48*[.$B$1]*3.1415926*2)" office:value-type="float" office:value="0.796530264923722" calcext:value-type="float">
            <text:p>0.80</text:p>
          </table:table-cell>
          <table:table-cell table:formula="of:=COS([.F293]/48*[.$B$1]*3.1415926*2)" office:value-type="float" office:value="-0.604598657838856" calcext:value-type="float">
            <text:p>-0.6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3" calcext:value-type="float">
            <text:p>293</text:p>
          </table:table-cell>
          <table:table-cell table:formula="of:=SIN([.F294]/48*[.$B$1]*3.1415926*2)" office:value-type="float" office:value="0.721760626587917" calcext:value-type="float">
            <text:p>0.72</text:p>
          </table:table-cell>
          <table:table-cell table:formula="of:=COS([.F294]/48*[.$B$1]*3.1415926*2)" office:value-type="float" office:value="-0.692142758329102" calcext:value-type="float">
            <text:p>-0.6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4" calcext:value-type="float">
            <text:p>294</text:p>
          </table:table-cell>
          <table:table-cell table:formula="of:=SIN([.F295]/48*[.$B$1]*3.1415926*2)" office:value-type="float" office:value="0.637424434872521" calcext:value-type="float">
            <text:p>0.64</text:p>
          </table:table-cell>
          <table:table-cell table:formula="of:=COS([.F295]/48*[.$B$1]*3.1415926*2)" office:value-type="float" office:value="-0.770512874537114" calcext:value-type="float">
            <text:p>-0.7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5" calcext:value-type="float">
            <text:p>295</text:p>
          </table:table-cell>
          <table:table-cell table:formula="of:=SIN([.F296]/48*[.$B$1]*3.1415926*2)" office:value-type="float" office:value="0.544639521161176" calcext:value-type="float">
            <text:p>0.54</text:p>
          </table:table-cell>
          <table:table-cell table:formula="of:=COS([.F296]/48*[.$B$1]*3.1415926*2)" office:value-type="float" office:value="-0.838670252238223" calcext:value-type="float">
            <text:p>-0.8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6" calcext:value-type="float">
            <text:p>296</text:p>
          </table:table-cell>
          <table:table-cell table:formula="of:=SIN([.F297]/48*[.$B$1]*3.1415926*2)" office:value-type="float" office:value="0.444635700155789" calcext:value-type="float">
            <text:p>0.44</text:p>
          </table:table-cell>
          <table:table-cell table:formula="of:=COS([.F297]/48*[.$B$1]*3.1415926*2)" office:value-type="float" office:value="-0.895711501627043" calcext:value-type="float">
            <text:p>-0.9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7" calcext:value-type="float">
            <text:p>297</text:p>
          </table:table-cell>
          <table:table-cell table:formula="of:=SIN([.F298]/48*[.$B$1]*3.1415926*2)" office:value-type="float" office:value="0.338738469336518" calcext:value-type="float">
            <text:p>0.34</text:p>
          </table:table-cell>
          <table:table-cell table:formula="of:=COS([.F298]/48*[.$B$1]*3.1415926*2)" office:value-type="float" office:value="-0.940880571269039" calcext:value-type="float">
            <text:p>-0.9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8" calcext:value-type="float">
            <text:p>298</text:p>
          </table:table-cell>
          <table:table-cell table:formula="of:=SIN([.F299]/48*[.$B$1]*3.1415926*2)" office:value-type="float" office:value="0.228351440197348" calcext:value-type="float">
            <text:p>0.23</text:p>
          </table:table-cell>
          <table:table-cell table:formula="of:=COS([.F299]/48*[.$B$1]*3.1415926*2)" office:value-type="float" office:value="-0.973578769160358" calcext:value-type="float">
            <text:p>-0.9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9" calcext:value-type="float">
            <text:p>299</text:p>
          </table:table-cell>
          <table:table-cell table:formula="of:=SIN([.F300]/48*[.$B$1]*3.1415926*2)" office:value-type="float" office:value="0.11493773412196" calcext:value-type="float">
            <text:p>0.11</text:p>
          </table:table-cell>
          <table:table-cell table:formula="of:=COS([.F300]/48*[.$B$1]*3.1415926*2)" office:value-type="float" office:value="-0.993372698072033" calcext:value-type="float">
            <text:p>-0.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formula="of:=SIN([.F301]/48*[.$B$1]*3.1415926*2)" office:value-type="float" office:value="0.000000589487723982418" calcext:value-type="float">
            <text:p>0.00</text:p>
          </table:table-cell>
          <table:table-cell table:formula="of:=COS([.F301]/48*[.$B$1]*3.1415926*2)" office:value-type="float" office:value="-0.999999999999826" calcext:value-type="float">
            <text:p>-1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1" calcext:value-type="float">
            <text:p>301</text:p>
          </table:table-cell>
          <table:table-cell table:formula="of:=SIN([.F302]/48*[.$B$1]*3.1415926*2)" office:value-type="float" office:value="-0.114936562959858" calcext:value-type="float">
            <text:p>-0.11</text:p>
          </table:table-cell>
          <table:table-cell table:formula="of:=COS([.F302]/48*[.$B$1]*3.1415926*2)" office:value-type="float" office:value="-0.993372833580109" calcext:value-type="float">
            <text:p>-0.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2" calcext:value-type="float">
            <text:p>302</text:p>
          </table:table-cell>
          <table:table-cell table:formula="of:=SIN([.F303]/48*[.$B$1]*3.1415926*2)" office:value-type="float" office:value="-0.228350292371717" calcext:value-type="float">
            <text:p>-0.23</text:p>
          </table:table-cell>
          <table:table-cell table:formula="of:=COS([.F303]/48*[.$B$1]*3.1415926*2)" office:value-type="float" office:value="-0.973579038380424" calcext:value-type="float">
            <text:p>-0.9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3" calcext:value-type="float">
            <text:p>303</text:p>
          </table:table-cell>
          <table:table-cell table:formula="of:=SIN([.F304]/48*[.$B$1]*3.1415926*2)" office:value-type="float" office:value="-0.33873736006119" calcext:value-type="float">
            <text:p>-0.34</text:p>
          </table:table-cell>
          <table:table-cell table:formula="of:=COS([.F304]/48*[.$B$1]*3.1415926*2)" office:value-type="float" office:value="-0.940880970632724" calcext:value-type="float">
            <text:p>-0.9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4" calcext:value-type="float">
            <text:p>304</text:p>
          </table:table-cell>
          <table:table-cell table:formula="of:=SIN([.F305]/48*[.$B$1]*3.1415926*2)" office:value-type="float" office:value="-0.444634644133611" calcext:value-type="float">
            <text:p>-0.44</text:p>
          </table:table-cell>
          <table:table-cell table:formula="of:=COS([.F305]/48*[.$B$1]*3.1415926*2)" office:value-type="float" office:value="-0.895712025840994" calcext:value-type="float">
            <text:p>-0.9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5" calcext:value-type="float">
            <text:p>305</text:p>
          </table:table-cell>
          <table:table-cell table:formula="of:=SIN([.F306]/48*[.$B$1]*3.1415926*2)" office:value-type="float" office:value="-0.544638532389155" calcext:value-type="float">
            <text:p>-0.54</text:p>
          </table:table-cell>
          <table:table-cell table:formula="of:=COS([.F306]/48*[.$B$1]*3.1415926*2)" office:value-type="float" office:value="-0.838670894354268" calcext:value-type="float">
            <text:p>-0.84</text:p>
          </table:table-cell>
          <table:table-cell table:number-columns-repeated="3"/>
        </table:table-row>
        <table:table-row table:style-name="ro1" table:number-rows-repeated="104826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04:36:21.186868292</meta:creation-date>
    <meta:generator>LibreOffice/24.2.6.2$Linux_X86_64 LibreOffice_project/420$Build-2</meta:generator>
    <dc:date>2024-11-14T04:52:34.374930411</dc:date>
    <meta:editing-duration>PT16M13S</meta:editing-duration>
    <meta:editing-cycles>2</meta:editing-cycles>
    <meta:document-statistic meta:table-count="1" meta:cell-count="95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26cm" svg:y="3.956cm" style:legend-expansion="high" chart:style-name="ch2"/>
        <chart:plot-area chart:style-name="ch3" table:cell-range-address="Sheet1.F1:Sheet1.H241" svg:x="0.32cm" svg:y="0.18cm" svg:width="13.086cm" svg:height="8.64cm">
          <chart:coordinate-region svg:x="1.33cm" svg:y="0.377cm" svg:width="11.799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1:Sheet1.G241" chart:class="chart:scatter">
            <chart:domain table:cell-range-address="Sheet1.F1:Sheet1.F241"/>
            <chart:data-point chart:repeated="241"/>
          </chart:series>
          <chart:series chart:style-name="ch8" chart:values-cell-range-address="Sheet1.H1:Sheet1.H241" chart:class="chart:scatter">
            <chart:data-point chart:repeated="2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1:Sheet1.F241</svg:desc>
                </draw:g>
              </table:table-cell>
              <table:table-cell office:value-type="float" office:value="0">
                <text:p>0</text:p>
                <draw:g>
                  <svg:desc>Sheet1.G1:Sheet1.G241</svg:desc>
                </draw:g>
              </table:table-cell>
              <table:table-cell office:value-type="float" office:value="1">
                <text:p>1</text:p>
                <draw:g>
                  <svg:desc>Sheet1.H1:Sheet1.H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1493714854093">
                <text:p>0.11493714854093</text:p>
              </table:table-cell>
              <table:table-cell office:value-type="float" office:value="0.993372765826243">
                <text:p>0.993372765826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2835086628457">
                <text:p>0.22835086628457</text:p>
              </table:table-cell>
              <table:table-cell office:value-type="float" office:value="0.97357890377056">
                <text:p>0.97357890377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38737914698915">
                <text:p>0.338737914698915</text:p>
              </table:table-cell>
              <table:table-cell office:value-type="float" office:value="0.940880770951044">
                <text:p>0.940880770951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4463517214478">
                <text:p>0.44463517214478</text:p>
              </table:table-cell>
              <table:table-cell office:value-type="float" office:value="0.895711763734173">
                <text:p>0.895711763734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4463902677526">
                <text:p>0.54463902677526</text:p>
              </table:table-cell>
              <table:table-cell office:value-type="float" office:value="0.838670573296391">
                <text:p>0.838670573296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37423980664528">
                <text:p>0.637423980664528</text:p>
              </table:table-cell>
              <table:table-cell office:value-type="float" office:value="0.770513250290862">
                <text:p>0.770513250290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21760218578131">
                <text:p>0.721760218578131</text:p>
              </table:table-cell>
              <table:table-cell office:value-type="float" office:value="0.692143183798012">
                <text:p>0.692143183798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96529908520096">
                <text:p>0.796529908520096</text:p>
              </table:table-cell>
              <table:table-cell office:value-type="float" office:value="0.604599127383564">
                <text:p>0.604599127383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60742018001734">
                <text:p>0.860742018001734</text:p>
              </table:table-cell>
              <table:table-cell office:value-type="float" office:value="0.509041430972277">
                <text:p>0.5090414309722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13545449650392">
                <text:p>0.913545449650392</text:p>
              </table:table-cell>
              <table:table-cell office:value-type="float" office:value="0.406736661026595">
                <text:p>0.406736661026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54240322052645">
                <text:p>0.954240322052645</text:p>
              </table:table-cell>
              <table:table-cell office:value-type="float" office:value="0.299040812881562">
                <text:p>0.299040812881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82287246310329">
                <text:p>0.982287246310329</text:p>
              </table:table-cell>
              <table:table-cell office:value-type="float" office:value="0.187381337747576">
                <text:p>0.187381337747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97314475353627">
                <text:p>0.997314475353627</text:p>
              </table:table-cell>
              <table:table-cell office:value-type="float" office:value="0.0732382226034997">
                <text:p>0.0732382226034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99122831250833">
                <text:p>0.999122831250833</text:p>
              </table:table-cell>
              <table:table-cell office:value-type="float" office:value="-0.0418756262439031">
                <text:p>-0.0418756262439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87688345205947">
                <text:p>0.987688345205947</text:p>
              </table:table-cell>
              <table:table-cell office:value-type="float" office:value="-0.156434435928723">
                <text:p>-0.156434435928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63162575252321">
                <text:p>0.963162575252321</text:p>
              </table:table-cell>
              <table:table-cell office:value-type="float" office:value="-0.268919790334065">
                <text:p>-0.268919790334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25870597431503">
                <text:p>0.925870597431503</text:p>
              </table:table-cell>
              <table:table-cell office:value-type="float" office:value="-0.377840755890404">
                <text:p>-0.377840755890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876306697083136">
                <text:p>0.876306697083136</text:p>
              </table:table-cell>
              <table:table-cell office:value-type="float" office:value="-0.481753643107393">
                <text:p>-0.4817536431073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815127817355566">
                <text:p>0.815127817355566</text:p>
              </table:table-cell>
              <table:table-cell office:value-type="float" office:value="-0.579281141910516">
                <text:p>-0.579281141910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743144851773679">
                <text:p>0.743144851773679</text:p>
              </table:table-cell>
              <table:table-cell office:value-type="float" office:value="-0.669130577153874">
                <text:p>-0.6691305771538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66131189627634">
                <text:p>0.66131189627634</text:p>
              </table:table-cell>
              <table:table-cell office:value-type="float" office:value="-0.750111042341993">
                <text:p>-0.7501110423419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70713603181972">
                <text:p>0.570713603181972</text:p>
              </table:table-cell>
              <table:table-cell office:value-type="float" office:value="-0.82114918446227">
                <text:p>-0.8211491844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2550804698734">
                <text:p>0.472550804698734</text:p>
              </table:table-cell>
              <table:table-cell office:value-type="float" office:value="-0.881303430708504">
                <text:p>-0.881303430708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68124596532023">
                <text:p>0.368124596532023</text:p>
              </table:table-cell>
              <table:table-cell office:value-type="float" office:value="-0.929776468527858">
                <text:p>-0.9297764685278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58819092552638">
                <text:p>0.258819092552638</text:p>
              </table:table-cell>
              <table:table-cell office:value-type="float" office:value="-0.965925813574846">
                <text:p>-0.965925813574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46083079103283">
                <text:p>0.146083079103283</text:p>
              </table:table-cell>
              <table:table-cell office:value-type="float" office:value="-0.98927232549976">
                <text:p>-0.98927232549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314108121058448">
                <text:p>0.0314108121058448</text:p>
              </table:table-cell>
              <table:table-cell office:value-type="float" office:value="-0.999506558699267">
                <text:p>-0.9995065586992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0836777885064203">
                <text:p>-0.0836777885064203</text:p>
              </table:table-cell>
              <table:table-cell office:value-type="float" office:value="-0.996492863853362">
                <text:p>-0.9964928638533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197657284519536">
                <text:p>-0.197657284519536</text:p>
              </table:table-cell>
              <table:table-cell office:value-type="float" office:value="-0.980271185884989">
                <text:p>-0.980271185884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309016938311333">
                <text:p>-0.309016938311333</text:p>
              </table:table-cell>
              <table:table-cell office:value-type="float" office:value="-0.951056534511324">
                <text:p>-0.951056534511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416280736875436">
                <text:p>-0.416280736875436</text:p>
              </table:table-cell>
              <table:table-cell office:value-type="float" office:value="-0.909236134404283">
                <text:p>-0.9092361344042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518026955588945">
                <text:p>-0.518026955588945</text:p>
              </table:table-cell>
              <table:table-cell office:value-type="float" office:value="-0.855364292733365">
                <text:p>-0.8553642927333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61290700241644">
                <text:p>-0.61290700241644</text:p>
              </table:table-cell>
              <table:table-cell office:value-type="float" office:value="-0.790155052118819">
                <text:p>-0.790155052118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699663292780438">
                <text:p>-0.699663292780438</text:p>
              </table:table-cell>
              <table:table-cell office:value-type="float" office:value="-0.714472726376336">
                <text:p>-0.7144727263763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77714591817636">
                <text:p>-0.77714591817636</text:p>
              </table:table-cell>
              <table:table-cell office:value-type="float" office:value="-0.629320444496937">
                <text:p>-0.6293204444969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844327887598415">
                <text:p>-0.844327887598415</text:p>
              </table:table-cell>
              <table:table-cell office:value-type="float" office:value="-0.535826854705509">
                <text:p>-0.5358268547055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900318739759373">
                <text:p>-0.900318739759373</text:p>
              </table:table-cell>
              <table:table-cell office:value-type="float" office:value="-0.435231164828639">
                <text:p>-0.4352311648286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944376345681517">
                <text:p>-0.944376345681517</text:p>
              </table:table-cell>
              <table:table-cell office:value-type="float" office:value="-0.328866717253698">
                <text:p>-0.3288667172536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975916745221685">
                <text:p>-0.975916745221685</text:p>
              </table:table-cell>
              <table:table-cell office:value-type="float" office:value="-0.218143316184366">
                <text:p>-0.218143316184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994521887152504">
                <text:p>-0.994521887152504</text:p>
              </table:table-cell>
              <table:table-cell office:value-type="float" office:value="-0.104528541435446">
                <text:p>-0.1045285414354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999945170209151">
                <text:p>-0.999945170209151</text:p>
              </table:table-cell>
              <table:table-cell office:value-type="float" office:value="0.01047170355734">
                <text:p>0.01047170355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992114711658011">
                <text:p>-0.992114711658011</text:p>
              </table:table-cell>
              <table:table-cell office:value-type="float" office:value="0.125333151686783">
                <text:p>0.1253331516867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971134300064098">
                <text:p>-0.971134300064098</text:p>
              </table:table-cell>
              <table:table-cell office:value-type="float" office:value="0.238533375524297">
                <text:p>0.2385333755242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9372820196288">
                <text:p>-0.9372820196288</text:p>
              </table:table-cell>
              <table:table-cell office:value-type="float" office:value="0.3485719662861">
                <text:p>0.34857196628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891006564331638">
                <text:p>-0.891006564331638</text:p>
              </table:table-cell>
              <table:table-cell office:value-type="float" office:value="0.453990420953934">
                <text:p>0.4539904209539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832921290730117">
                <text:p>-0.832921290730117</text:p>
              </table:table-cell>
              <table:table-cell office:value-type="float" office:value="0.553391473957159">
                <text:p>0.553391473957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763796088244642">
                <text:p>-0.763796088244642</text:p>
              </table:table-cell>
              <table:table-cell office:value-type="float" office:value="0.645457617185035">
                <text:p>0.6454576171850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684547174683575">
                <text:p>-0.684547174683575</text:p>
              </table:table-cell>
              <table:table-cell office:value-type="float" office:value="0.72896856285627">
                <text:p>0.728968562856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596224952263284">
                <text:p>-0.596224952263284</text:p>
              </table:table-cell>
              <table:table-cell office:value-type="float" office:value="0.802817417784794">
                <text:p>0.8028174177847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0.500000085085221">
                <text:p>-0.500000085085221</text:p>
              </table:table-cell>
              <table:table-cell office:value-type="float" office:value="0.866025354660458">
                <text:p>0.866025354660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397147982605643">
                <text:p>-0.397147982605643</text:p>
              </table:table-cell>
              <table:table-cell office:value-type="float" office:value="0.917754585884629">
                <text:p>0.9177545858846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28903189476134">
                <text:p>-0.28903189476134</text:p>
              </table:table-cell>
              <table:table-cell office:value-type="float" office:value="0.957319467999408">
                <text:p>0.9573194679994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177084842816498">
                <text:p>-0.177084842816498</text:p>
              </table:table-cell>
              <table:table-cell office:value-type="float" office:value="0.984195589527131">
                <text:p>0.9841955895271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0627906254277244">
                <text:p>-0.0627906254277244</text:p>
              </table:table-cell>
              <table:table-cell office:value-type="float" office:value="0.998026721765703">
                <text:p>0.9980267217657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523358483183037">
                <text:p>0.0523358483183037</text:p>
              </table:table-cell>
              <table:table-cell office:value-type="float" office:value="0.998629540410659">
                <text:p>0.9986295404106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66768638219357">
                <text:p>0.166768638219357</text:p>
              </table:table-cell>
              <table:table-cell office:value-type="float" office:value="0.98599605542135">
                <text:p>0.985996055421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78990998483772">
                <text:p>0.278990998483772</text:p>
              </table:table-cell>
              <table:table-cell office:value-type="float" office:value="0.960293716924686">
                <text:p>0.9602937169246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87515481389544">
                <text:p>0.387515481389544</text:p>
              </table:table-cell>
              <table:table-cell office:value-type="float" office:value="0.921863195752727">
                <text:p>0.921863195752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490903652613068">
                <text:p>0.490903652613068</text:p>
              </table:table-cell>
              <table:table-cell office:value-type="float" office:value="0.871213868031925">
                <text:p>0.8712138680319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87785156911352">
                <text:p>0.587785156911352</text:p>
              </table:table-cell>
              <table:table-cell office:value-type="float" office:value="0.80901706367338">
                <text:p>0.809017063673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676875881452215">
                <text:p>0.676875881452215</text:p>
              </table:table-cell>
              <table:table-cell office:value-type="float" office:value="0.736097168251778">
                <text:p>0.7360971682517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756994976047176">
                <text:p>0.756994976047176</text:p>
              </table:table-cell>
              <table:table-cell office:value-type="float" office:value="0.653420696212888">
                <text:p>0.653420696212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827080504692893">
                <text:p>0.827080504692893</text:p>
              </table:table-cell>
              <table:table-cell office:value-type="float" office:value="0.562083480238434">
                <text:p>0.5620834802384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886203520968312">
                <text:p>0.886203520968312</text:p>
              </table:table-cell>
              <table:table-cell office:value-type="float" office:value="0.463296146566499">
                <text:p>0.4632961465664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33580380725601">
                <text:p>0.933580380725601</text:p>
              </table:table-cell>
              <table:table-cell office:value-type="float" office:value="0.358368068784375">
                <text:p>0.358368068784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68583128876703">
                <text:p>0.968583128876703</text:p>
              </table:table-cell>
              <table:table-cell office:value-type="float" office:value="0.248690012777787">
                <text:p>0.2486900127777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990747822604173">
                <text:p>0.990747822604173</text:p>
              </table:table-cell>
              <table:table-cell office:value-type="float" office:value="0.135715702868494">
                <text:p>0.1357157028684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999780680676569">
                <text:p>0.999780680676569</text:p>
              </table:table-cell>
              <table:table-cell office:value-type="float" office:value="0.020942553471269">
                <text:p>0.0209425534712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995561977362481">
                <text:p>0.995561977362481</text:p>
              </table:table-cell>
              <table:table-cell office:value-type="float" office:value="-0.0941081783380545">
                <text:p>-0.0941081783380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978147629331454">
                <text:p>0.978147629331454</text:p>
              </table:table-cell>
              <table:table-cell office:value-type="float" office:value="-0.207911556276355">
                <text:p>-0.207911556276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947768454508257">
                <text:p>0.947768454508257</text:p>
              </table:table-cell>
              <table:table-cell office:value-type="float" office:value="-0.318959177072912">
                <text:p>-0.3189591770729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90482711270401">
                <text:p>0.90482711270401</text:p>
              </table:table-cell>
              <table:table-cell office:value-type="float" office:value="-0.425779163552803">
                <text:p>-0.4257791635528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849892768574455">
                <text:p>0.849892768574455</text:p>
              </table:table-cell>
              <table:table-cell office:value-type="float" office:value="-0.526955673586353">
                <text:p>-0.5269556735863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783693547645049">
                <text:p>0.783693547645049</text:p>
              </table:table-cell>
              <table:table-cell office:value-type="float" office:value="-0.621147666323812">
                <text:p>-0.6211476663238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707106885394232">
                <text:p>0.707106885394232</text:p>
              </table:table-cell>
              <table:table-cell office:value-type="float" office:value="-0.707106676978848">
                <text:p>-0.7071066769788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621147897312648">
                <text:p>0.621147897312648</text:p>
              </table:table-cell>
              <table:table-cell office:value-type="float" office:value="-0.783693364565553">
                <text:p>-0.7836933645655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26955924087007">
                <text:p>0.526955924087007</text:p>
              </table:table-cell>
              <table:table-cell office:value-type="float" office:value="-0.849892613257468">
                <text:p>-0.8498926132574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425779430245022">
                <text:p>0.425779430245022</text:p>
              </table:table-cell>
              <table:table-cell office:value-type="float" office:value="-0.904826987208176">
                <text:p>-0.9048269872081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18959456421833">
                <text:p>0.318959456421833</text:p>
              </table:table-cell>
              <table:table-cell office:value-type="float" office:value="-0.947768360496957">
                <text:p>-0.9477683604969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07911844579358">
                <text:p>0.207911844579358</text:p>
              </table:table-cell>
              <table:table-cell office:value-type="float" office:value="-0.978147568050756">
                <text:p>-0.9781475680507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941084717738325">
                <text:p>0.0941084717738325</text:p>
              </table:table-cell>
              <table:table-cell office:value-type="float" office:value="-0.99556194962463">
                <text:p>-0.995561949624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0209422587920483">
                <text:p>-0.0209422587920483</text:p>
              </table:table-cell>
              <table:table-cell office:value-type="float" office:value="-0.999780686849214">
                <text:p>-0.9997806868492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135715410851648">
                <text:p>-0.135715410851648</text:p>
              </table:table-cell>
              <table:table-cell office:value-type="float" office:value="-0.990747862605501">
                <text:p>-0.9907478626055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248689727293845">
                <text:p>-0.248689727293845</text:p>
              </table:table-cell>
              <table:table-cell office:value-type="float" office:value="-0.968583202176516">
                <text:p>-0.9685832021765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358367793617272">
                <text:p>-0.358367793617272</text:p>
              </table:table-cell>
              <table:table-cell office:value-type="float" office:value="-0.933580486352349">
                <text:p>-0.9335804863523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46329588536343">
                <text:p>-0.46329588536343</text:p>
              </table:table-cell>
              <table:table-cell office:value-type="float" office:value="-0.886203657521969">
                <text:p>-0.8862036575219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562083236461507">
                <text:p>-0.562083236461507</text:p>
              </table:table-cell>
              <table:table-cell office:value-type="float" office:value="-0.827080670363513">
                <text:p>-0.8270806703635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653420473093236">
                <text:p>-0.653420473093236</text:p>
              </table:table-cell>
              <table:table-cell office:value-type="float" office:value="-0.756995168638883">
                <text:p>-0.7569951686388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736096968746735">
                <text:p>-0.736096968746735</text:p>
              </table:table-cell>
              <table:table-cell office:value-type="float" office:value="-0.676876098412308">
                <text:p>-0.6768760984123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809016890427277">
                <text:p>-0.809016890427277</text:p>
              </table:table-cell>
              <table:table-cell office:value-type="float" office:value="-0.58778539536414">
                <text:p>-0.587785395364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871213723341048">
                <text:p>-0.871213723341048</text:p>
              </table:table-cell>
              <table:table-cell office:value-type="float" office:value="-0.490903909397987">
                <text:p>-0.4909039093979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921863081534877">
                <text:p>-0.921863081534877</text:p>
              </table:table-cell>
              <table:table-cell office:value-type="float" office:value="-0.387515753103047">
                <text:p>-0.3875157531030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960293634693759">
                <text:p>-0.960293634693759</text:p>
              </table:table-cell>
              <table:table-cell office:value-type="float" office:value="-0.278991281524439">
                <text:p>-0.2789912815244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985996006267275">
                <text:p>-0.985996006267275</text:p>
              </table:table-cell>
              <table:table-cell office:value-type="float" office:value="-0.166768928835635">
                <text:p>-0.1667689288356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998629524984945">
                <text:p>-0.998629524984945</text:p>
              </table:table-cell>
              <table:table-cell office:value-type="float" office:value="-0.0523361426582297">
                <text:p>-0.05233614265822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998026740272811">
                <text:p>-0.998026740272811</text:p>
              </table:table-cell>
              <table:table-cell office:value-type="float" office:value="0.0627903312654713">
                <text:p>0.0627903312654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984195641721758">
                <text:p>-0.984195641721758</text:p>
              </table:table-cell>
              <table:table-cell office:value-type="float" office:value="0.177084552730884">
                <text:p>0.1770845527308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957319553189744">
                <text:p>-0.957319553189744</text:p>
              </table:table-cell>
              <table:table-cell office:value-type="float" office:value="0.289031612597289">
                <text:p>0.2890316125972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91775470294152">
                <text:p>-0.91775470294152</text:p>
              </table:table-cell>
              <table:table-cell office:value-type="float" office:value="0.397147712103095">
                <text:p>0.3971477121030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0.866025502032375">
                <text:p>-0.866025502032375</text:p>
              </table:table-cell>
              <table:table-cell office:value-type="float" office:value="0.499999829829543">
                <text:p>0.4999998298295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0.802817593518405">
                <text:p>-0.802817593518405</text:p>
              </table:table-cell>
              <table:table-cell office:value-type="float" office:value="0.596224715637751">
                <text:p>0.5962247156377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0.728968764622316">
                <text:p>-0.728968764622316</text:p>
              </table:table-cell>
              <table:table-cell office:value-type="float" office:value="0.684546959824535">
                <text:p>0.6845469598245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0.645457842309215">
                <text:p>-0.645457842309215</text:p>
              </table:table-cell>
              <table:table-cell office:value-type="float" office:value="0.763795897999939">
                <text:p>0.7637958979999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553391719455574">
                <text:p>-0.553391719455574</text:p>
              </table:table-cell>
              <table:table-cell office:value-type="float" office:value="0.832921127621339">
                <text:p>0.8329211276213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453990683572631">
                <text:p>-0.453990683572631</text:p>
              </table:table-cell>
              <table:table-cell office:value-type="float" office:value="0.891006430520709">
                <text:p>0.8910064305207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348572242544206">
                <text:p>-0.348572242544206</text:p>
              </table:table-cell>
              <table:table-cell office:value-type="float" office:value="0.937281916889312">
                <text:p>0.9372819168893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238533661760164">
                <text:p>-0.238533661760164</text:p>
              </table:table-cell>
              <table:table-cell office:value-type="float" office:value="0.971134229757806">
                <text:p>0.9711342297578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1253334441065">
                <text:p>-0.1253334441065</text:p>
              </table:table-cell>
              <table:table-cell office:value-type="float" office:value="0.99211467471679">
                <text:p>0.992114674716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0104719982850399">
                <text:p>-0.0104719982850399</text:p>
              </table:table-cell>
              <table:table-cell office:value-type="float" office:value="0.999945167122637">
                <text:p>0.9999451671226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104528248306219">
                <text:p>0.104528248306219</text:p>
              </table:table-cell>
              <table:table-cell office:value-type="float" office:value="0.994521917961607">
                <text:p>0.9945219179616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218143028538886">
                <text:p>0.218143028538886</text:p>
              </table:table-cell>
              <table:table-cell office:value-type="float" office:value="0.975916809518046">
                <text:p>0.9759168095180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28866438904553">
                <text:p>0.328866438904553</text:p>
              </table:table-cell>
              <table:table-cell office:value-type="float" office:value="0.944376442612922">
                <text:p>0.9443764426129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435230899465199">
                <text:p>0.435230899465199</text:p>
              </table:table-cell>
              <table:table-cell office:value-type="float" office:value="0.900318868041048">
                <text:p>0.9003188680410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535826605845022">
                <text:p>0.535826605845022</text:p>
              </table:table-cell>
              <table:table-cell office:value-type="float" office:value="0.844328045530056">
                <text:p>0.8443280455300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629320215437921">
                <text:p>0.629320215437921</text:p>
              </table:table-cell>
              <table:table-cell office:value-type="float" office:value="0.777146103664664">
                <text:p>0.777146103664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714472520154843">
                <text:p>0.714472520154843</text:p>
              </table:table-cell>
              <table:table-cell office:value-type="float" office:value="0.69966350336686">
                <text:p>0.699663503366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790154871468207">
                <text:p>0.790154871468207</text:p>
              </table:table-cell>
              <table:table-cell office:value-type="float" office:value="0.612907235309766">
                <text:p>0.6129072353097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855364140048063">
                <text:p>0.855364140048063</text:p>
              </table:table-cell>
              <table:table-cell office:value-type="float" office:value="0.518027207702297">
                <text:p>0.518027207702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909236011708052">
                <text:p>0.909236011708052</text:p>
              </table:table-cell>
              <table:table-cell office:value-type="float" office:value="0.416281004867188">
                <text:p>0.4162810048671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951056443430438">
                <text:p>0.951056443430438</text:p>
              </table:table-cell>
              <table:table-cell office:value-type="float" office:value="0.309017218629395">
                <text:p>0.3090172186293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980271127626675">
                <text:p>0.980271127626675</text:p>
              </table:table-cell>
              <table:table-cell office:value-type="float" office:value="0.197657573448443">
                <text:p>0.1976575734484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996492839189804">
                <text:p>0.996492839189804</text:p>
              </table:table-cell>
              <table:table-cell office:value-type="float" office:value="0.083678082216574">
                <text:p>0.0836780822165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999506567957368">
                <text:p>0.999506567957368</text:p>
              </table:table-cell>
              <table:table-cell office:value-type="float" office:value="-0.0314105175074185">
                <text:p>-0.03141051750741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989272368556809">
                <text:p>0.989272368556809</text:p>
              </table:table-cell>
              <table:table-cell office:value-type="float" office:value="-0.14608278752133">
                <text:p>-0.146082787521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965925889860144">
                <text:p>0.965925889860144</text:p>
              </table:table-cell>
              <table:table-cell office:value-type="float" office:value="-0.258818807851921">
                <text:p>-0.2588188078519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929776577030283">
                <text:p>0.929776577030283</text:p>
              </table:table-cell>
              <table:table-cell office:value-type="float" office:value="-0.3681243224861">
                <text:p>-0.36812432248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881303569989915">
                <text:p>0.881303569989915</text:p>
              </table:table-cell>
              <table:table-cell office:value-type="float" office:value="-0.472550544939937">
                <text:p>-0.4725505449399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821149352676565">
                <text:p>0.821149352676565</text:p>
              </table:table-cell>
              <table:table-cell office:value-type="float" office:value="-0.570713361153266">
                <text:p>-0.5707133611532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750111237259582">
                <text:p>0.750111237259582</text:p>
              </table:table-cell>
              <table:table-cell office:value-type="float" office:value="-0.661311675185687">
                <text:p>-0.6613116751856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66913079619123">
                <text:p>0.66913079619123</text:p>
              </table:table-cell>
              <table:table-cell office:value-type="float" office:value="-0.743144654551515">
                <text:p>-0.7431446545515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579281382164413">
                <text:p>0.579281382164413</text:p>
              </table:table-cell>
              <table:table-cell office:value-type="float" office:value="-0.815127646615968">
                <text:p>-0.8151276466159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481753901393393">
                <text:p>0.481753901393393</text:p>
              </table:table-cell>
              <table:table-cell office:value-type="float" office:value="-0.876306555089168">
                <text:p>-0.876306555089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77841028785063">
                <text:p>0.377841028785063</text:p>
              </table:table-cell>
              <table:table-cell office:value-type="float" office:value="-0.925870486065219">
                <text:p>-0.9258704860652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268920074220311">
                <text:p>0.268920074220311</text:p>
              </table:table-cell>
              <table:table-cell office:value-type="float" office:value="-0.963162495989821">
                <text:p>-0.9631624959898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156434727043793">
                <text:p>0.156434727043793</text:p>
              </table:table-cell>
              <table:table-cell office:value-type="float" office:value="-0.987688299097815">
                <text:p>-0.9876882990978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418759207292216">
                <text:p>0.0418759207292216</text:p>
              </table:table-cell>
              <table:table-cell office:value-type="float" office:value="-0.999122818908206">
                <text:p>-0.999122818908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0732379286511768">
                <text:p>-0.0732379286511768</text:p>
              </table:table-cell>
              <table:table-cell office:value-type="float" office:value="-0.9973144969401">
                <text:p>-0.99731449694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187381048224429">
                <text:p>-0.187381048224429</text:p>
              </table:table-cell>
              <table:table-cell office:value-type="float" office:value="-0.982287301539786">
                <text:p>-0.9822873015397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299040531625072">
                <text:p>-0.299040531625072</text:p>
              </table:table-cell>
              <table:table-cell office:value-type="float" office:value="-0.954240410193047">
                <text:p>-0.9542404101930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40673639176466">
                <text:p>-0.40673639176466</text:p>
              </table:table-cell>
              <table:table-cell office:value-type="float" office:value="-0.913545569533488">
                <text:p>-0.9135455695334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509041177273828">
                <text:p>-0.509041177273828</text:p>
              </table:table-cell>
              <table:table-cell office:value-type="float" office:value="-0.860742168038534">
                <text:p>-0.8607421680385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604598892611238">
                <text:p>-0.604598892611238</text:p>
              </table:table-cell>
              <table:table-cell office:value-type="float" office:value="-0.796530086721942">
                <text:p>-0.7965300867219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692142971063586">
                <text:p>-0.692142971063586</text:p>
              </table:table-cell>
              <table:table-cell office:value-type="float" office:value="-0.721760422583056">
                <text:p>-0.7217604225830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0.770513062414023">
                <text:p>-0.770513062414023</text:p>
              </table:table-cell>
              <table:table-cell office:value-type="float" office:value="-0.637424207768551">
                <text:p>-0.6374242077685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0.838670412767345">
                <text:p>-0.838670412767345</text:p>
              </table:table-cell>
              <table:table-cell office:value-type="float" office:value="-0.54463927396824">
                <text:p>-0.544639273968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895711632680646">
                <text:p>-0.895711632680646</text:p>
              </table:table-cell>
              <table:table-cell office:value-type="float" office:value="-0.444635436150305">
                <text:p>-0.4446354361503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940880671110081">
                <text:p>-0.940880671110081</text:p>
              </table:table-cell>
              <table:table-cell office:value-type="float" office:value="-0.338738192017733">
                <text:p>-0.3387381920177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973578836465502">
                <text:p>-0.973578836465502</text:p>
              </table:table-cell>
              <table:table-cell office:value-type="float" office:value="-0.228351153240965">
                <text:p>-0.2283511532409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993372731949181">
                <text:p>-0.993372731949181</text:p>
              </table:table-cell>
              <table:table-cell office:value-type="float" office:value="-0.114937441331453">
                <text:p>-0.1149374413314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999999999999957">
                <text:p>-0.999999999999957</text:p>
              </table:table-cell>
              <table:table-cell office:value-type="float" office:value="-0.000000294743861991222">
                <text:p>-0.0000002947438619912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0.993372799703219">
                <text:p>-0.993372799703219</text:p>
              </table:table-cell>
              <table:table-cell office:value-type="float" office:value="0.114936855750399">
                <text:p>0.1149368557503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973578971075535">
                <text:p>-0.973578971075535</text:p>
              </table:table-cell>
              <table:table-cell office:value-type="float" office:value="0.228350579328153">
                <text:p>0.2283505793281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940880870791924">
                <text:p>-0.940880870791924</text:p>
              </table:table-cell>
              <table:table-cell office:value-type="float" office:value="0.338737637380069">
                <text:p>0.3387376373800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895711894787621">
                <text:p>-0.895711894787621</text:p>
              </table:table-cell>
              <table:table-cell office:value-type="float" office:value="0.444634908139216">
                <text:p>0.4446349081392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838670733825367">
                <text:p>-0.838670733825367</text:p>
              </table:table-cell>
              <table:table-cell office:value-type="float" office:value="0.54463877958223">
                <text:p>0.544638779582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770513438167634">
                <text:p>-0.770513438167634</text:p>
              </table:table-cell>
              <table:table-cell office:value-type="float" office:value="0.637423753560448">
                <text:p>0.6374237535604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692143396532377">
                <text:p>-0.692143396532377</text:p>
              </table:table-cell>
              <table:table-cell office:value-type="float" office:value="0.721760014573144">
                <text:p>0.7217600145731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604599362155841">
                <text:p>-0.604599362155841</text:p>
              </table:table-cell>
              <table:table-cell office:value-type="float" office:value="0.796529730318178">
                <text:p>0.7965297303181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509041684670681">
                <text:p>-0.509041684670681</text:p>
              </table:table-cell>
              <table:table-cell office:value-type="float" office:value="0.860741867964859">
                <text:p>0.8607418679648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406736930288491">
                <text:p>-0.406736930288491</text:p>
              </table:table-cell>
              <table:table-cell office:value-type="float" office:value="0.913545329767218">
                <text:p>0.9135453297672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299041094138028">
                <text:p>-0.299041094138028</text:p>
              </table:table-cell>
              <table:table-cell office:value-type="float" office:value="0.954240233912159">
                <text:p>0.9542402339121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187381627270702">
                <text:p>-0.187381627270702</text:p>
              </table:table-cell>
              <table:table-cell office:value-type="float" office:value="0.982287191080788">
                <text:p>0.9822871910807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0732385165558188">
                <text:p>-0.0732385165558188</text:p>
              </table:table-cell>
              <table:table-cell office:value-type="float" office:value="0.997314453767067">
                <text:p>0.9973144537670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418753317585761">
                <text:p>0.0418753317585761</text:p>
              </table:table-cell>
              <table:table-cell office:value-type="float" office:value="0.999122843593374">
                <text:p>0.9991228435933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156434144813639">
                <text:p>0.156434144813639</text:p>
              </table:table-cell>
              <table:table-cell office:value-type="float" office:value="0.987688391313994">
                <text:p>0.9876883913139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268919506447795">
                <text:p>0.268919506447795</text:p>
              </table:table-cell>
              <table:table-cell office:value-type="float" office:value="0.963162654514737">
                <text:p>0.9631626545147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37784048299571">
                <text:p>0.37784048299571</text:p>
              </table:table-cell>
              <table:table-cell office:value-type="float" office:value="0.925870708797707">
                <text:p>0.9258707087977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481753384821353">
                <text:p>0.481753384821353</text:p>
              </table:table-cell>
              <table:table-cell office:value-type="float" office:value="0.876306839077026">
                <text:p>0.8763068390770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57928090165657">
                <text:p>0.57928090165657</text:p>
              </table:table-cell>
              <table:table-cell office:value-type="float" office:value="0.815127988095091">
                <text:p>0.8151279880950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669130358116461">
                <text:p>0.669130358116461</text:p>
              </table:table-cell>
              <table:table-cell office:value-type="float" office:value="0.743145048995777">
                <text:p>0.7431450489957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75011084742434">
                <text:p>0.75011084742434</text:p>
              </table:table-cell>
              <table:table-cell office:value-type="float" office:value="0.661312117366935">
                <text:p>0.6613121173669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821149016247901">
                <text:p>0.821149016247901</text:p>
              </table:table-cell>
              <table:table-cell office:value-type="float" office:value="0.570713845210631">
                <text:p>0.5707138452106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881303291427016">
                <text:p>0.881303291427016</text:p>
              </table:table-cell>
              <table:table-cell office:value-type="float" office:value="0.472551064457492">
                <text:p>0.4725510644574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929776360025352">
                <text:p>0.929776360025352</text:p>
              </table:table-cell>
              <table:table-cell office:value-type="float" office:value="0.368124870577915">
                <text:p>0.3681248705779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965925737289465">
                <text:p>0.965925737289465</text:p>
              </table:table-cell>
              <table:table-cell office:value-type="float" office:value="0.258819377253333">
                <text:p>0.25881937725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989272282442626">
                <text:p>0.989272282442626</text:p>
              </table:table-cell>
              <table:table-cell office:value-type="float" office:value="0.146083370685223">
                <text:p>0.1460833706852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99950654944108">
                <text:p>0.99950654944108</text:p>
              </table:table-cell>
              <table:table-cell office:value-type="float" office:value="0.0314111067042649">
                <text:p>0.03141110670426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996492888516833">
                <text:p>0.996492888516833</text:p>
              </table:table-cell>
              <table:table-cell office:value-type="float" office:value="-0.083677494796262">
                <text:p>-0.0836774947962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980271244143218">
                <text:p>0.980271244143218</text:p>
              </table:table-cell>
              <table:table-cell office:value-type="float" office:value="-0.197656995590613">
                <text:p>-0.1976569955906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951056625592129">
                <text:p>0.951056625592129</text:p>
              </table:table-cell>
              <table:table-cell office:value-type="float" office:value="-0.309016657993243">
                <text:p>-0.3090166579932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909236257100436">
                <text:p>0.909236257100436</text:p>
              </table:table-cell>
              <table:table-cell office:value-type="float" office:value="-0.416280468883647">
                <text:p>-0.4162804688836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855364445418595">
                <text:p>0.855364445418595</text:p>
              </table:table-cell>
              <table:table-cell office:value-type="float" office:value="-0.518026703475545">
                <text:p>-0.5180267034755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790155232769361">
                <text:p>0.790155232769361</text:p>
              </table:table-cell>
              <table:table-cell office:value-type="float" office:value="-0.612906769523063">
                <text:p>-0.6129067695230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714472932597766">
                <text:p>0.714472932597766</text:p>
              </table:table-cell>
              <table:table-cell office:value-type="float" office:value="-0.699663082193957">
                <text:p>-0.6996630821939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629320673555899">
                <text:p>0.629320673555899</text:p>
              </table:table-cell>
              <table:table-cell office:value-type="float" office:value="-0.777145732687988">
                <text:p>-0.7771457326879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535827103565946">
                <text:p>0.535827103565946</text:p>
              </table:table-cell>
              <table:table-cell office:value-type="float" office:value="-0.844327729666703">
                <text:p>-0.8443277296667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435231430192042">
                <text:p>0.435231430192042</text:p>
              </table:table-cell>
              <table:table-cell office:value-type="float" office:value="-0.90031861147762">
                <text:p>-0.900318611477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328866995602814">
                <text:p>0.328866995602814</text:p>
              </table:table-cell>
              <table:table-cell office:value-type="float" office:value="-0.94437624875003">
                <text:p>-0.944376248750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18143603829827">
                <text:p>0.218143603829827</text:p>
              </table:table-cell>
              <table:table-cell office:value-type="float" office:value="-0.975916680925239">
                <text:p>-0.9759166809252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104528834564665">
                <text:p>0.104528834564665</text:p>
              </table:table-cell>
              <table:table-cell office:value-type="float" office:value="-0.994521856343315">
                <text:p>-0.9945218563433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0.0104714088296374">
                <text:p>-0.0104714088296374</text:p>
              </table:table-cell>
              <table:table-cell office:value-type="float" office:value="-0.999945173295578">
                <text:p>-0.9999451732955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0.125332859267057">
                <text:p>-0.125332859267057</text:p>
              </table:table-cell>
              <table:table-cell office:value-type="float" office:value="-0.992114748599145">
                <text:p>-0.9921147485991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0.23853308928841">
                <text:p>-0.23853308928841</text:p>
              </table:table-cell>
              <table:table-cell office:value-type="float" office:value="-0.971134370370304">
                <text:p>-0.9711343703703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0.348571690027966">
                <text:p>-0.348571690027966</text:p>
              </table:table-cell>
              <table:table-cell office:value-type="float" office:value="-0.937282122368205">
                <text:p>-0.9372821223682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0.453990158335197">
                <text:p>-0.453990158335197</text:p>
              </table:table-cell>
              <table:table-cell office:value-type="float" office:value="-0.89100669814249">
                <text:p>-0.891006698142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0.553391228458695">
                <text:p>-0.553391228458695</text:p>
              </table:table-cell>
              <table:table-cell office:value-type="float" office:value="-0.832921453838822">
                <text:p>-0.8329214538388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0.645457392060798">
                <text:p>-0.645457392060798</text:p>
              </table:table-cell>
              <table:table-cell office:value-type="float" office:value="-0.763796278489279">
                <text:p>-0.7637962784892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0.72896836109016">
                <text:p>-0.72896836109016</text:p>
              </table:table-cell>
              <table:table-cell office:value-type="float" office:value="-0.684547389542554">
                <text:p>-0.6845473895425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0.802817242051112">
                <text:p>-0.802817242051112</text:p>
              </table:table-cell>
              <table:table-cell office:value-type="float" office:value="-0.596225188888767">
                <text:p>-0.5962251888887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0.866025207288465">
                <text:p>-0.866025207288465</text:p>
              </table:table-cell>
              <table:table-cell office:value-type="float" office:value="-0.500000340340856">
                <text:p>-0.5000003403408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0.917754468827659">
                <text:p>-0.917754468827659</text:p>
              </table:table-cell>
              <table:table-cell office:value-type="float" office:value="-0.397148253108159">
                <text:p>-0.3971482531081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0.957319382808989">
                <text:p>-0.957319382808989</text:p>
              </table:table-cell>
              <table:table-cell office:value-type="float" office:value="-0.289032176925367">
                <text:p>-0.2890321769253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0.984195537332418">
                <text:p>-0.984195537332418</text:p>
              </table:table-cell>
              <table:table-cell office:value-type="float" office:value="-0.177085132902097">
                <text:p>-0.1770851329020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0.998026703258508">
                <text:p>-0.998026703258508</text:p>
              </table:table-cell>
              <table:table-cell office:value-type="float" office:value="-0.062790919589972">
                <text:p>-0.0627909195899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0.998629555836285">
                <text:p>-0.998629555836285</text:p>
              </table:table-cell>
              <table:table-cell office:value-type="float" office:value="0.0523355539783731">
                <text:p>0.05233555397837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0.985996104575339">
                <text:p>-0.985996104575339</text:p>
              </table:table-cell>
              <table:table-cell office:value-type="float" office:value="0.166768347603066">
                <text:p>0.1667683476030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0.960293799155529">
                <text:p>-0.960293799155529</text:p>
              </table:table-cell>
              <table:table-cell office:value-type="float" office:value="0.27899071544308">
                <text:p>0.278990715443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0.921863309970497">
                <text:p>-0.921863309970497</text:p>
              </table:table-cell>
              <table:table-cell office:value-type="float" office:value="0.387515209676006">
                <text:p>0.3875152096760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0.871214012722724">
                <text:p>-0.871214012722724</text:p>
              </table:table-cell>
              <table:table-cell office:value-type="float" office:value="0.490903395828109">
                <text:p>0.4909033958281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0.809017236919413">
                <text:p>-0.809017236919413</text:p>
              </table:table-cell>
              <table:table-cell office:value-type="float" office:value="0.587784918458511">
                <text:p>0.5877849184585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0.736097367756759">
                <text:p>-0.736097367756759</text:p>
              </table:table-cell>
              <table:table-cell office:value-type="float" office:value="0.676875664492063">
                <text:p>0.6768756644920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0.653420919332479">
                <text:p>-0.653420919332479</text:p>
              </table:table-cell>
              <table:table-cell office:value-type="float" office:value="0.756994783455407">
                <text:p>0.7569947834554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0.562083724015315">
                <text:p>-0.562083724015315</text:p>
              </table:table-cell>
              <table:table-cell office:value-type="float" office:value="0.827080339022199">
                <text:p>0.8270803390221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0.463296407769531">
                <text:p>-0.463296407769531</text:p>
              </table:table-cell>
              <table:table-cell office:value-type="float" office:value="0.886203384414576">
                <text:p>0.8862033844145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0.358368343951444">
                <text:p>-0.358368343951444</text:p>
              </table:table-cell>
              <table:table-cell office:value-type="float" office:value="0.933580275098773">
                <text:p>0.9335802750987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0.24869029826171">
                <text:p>-0.24869029826171</text:p>
              </table:table-cell>
              <table:table-cell office:value-type="float" office:value="0.968583055576806">
                <text:p>0.9685830555768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0.13571599488533">
                <text:p>-0.13571599488533</text:p>
              </table:table-cell>
              <table:table-cell office:value-type="float" office:value="0.99074778260276">
                <text:p>0.990747782602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0.0209428481504844">
                <text:p>-0.0209428481504844</text:p>
              </table:table-cell>
              <table:table-cell office:value-type="float" office:value="0.999780674503836">
                <text:p>0.9997806745038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941078849022684">
                <text:p>0.0941078849022684</text:p>
              </table:table-cell>
              <table:table-cell office:value-type="float" office:value="0.995562005100246">
                <text:p>0.9955620051002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07911267973336">
                <text:p>0.207911267973336</text:p>
              </table:table-cell>
              <table:table-cell office:value-type="float" office:value="0.978147690612067">
                <text:p>0.9781476906120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318958897723963">
                <text:p>0.318958897723963</text:p>
              </table:table-cell>
              <table:table-cell office:value-type="float" office:value="0.947768548519476">
                <text:p>0.9477685485194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425778896860547">
                <text:p>0.425778896860547</text:p>
              </table:table-cell>
              <table:table-cell office:value-type="float" office:value="0.904827238199766">
                <text:p>0.9048272381997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526955423085651">
                <text:p>0.526955423085651</text:p>
              </table:table-cell>
              <table:table-cell office:value-type="float" office:value="0.849892923891371">
                <text:p>0.8498929238913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621147435334923">
                <text:p>0.621147435334923</text:p>
              </table:table-cell>
              <table:table-cell office:value-type="float" office:value="0.783693730724476">
                <text:p>0.7836937307244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707106468563402">
                <text:p>0.707106468563402</text:p>
              </table:table-cell>
              <table:table-cell office:value-type="float" office:value="0.707107093809555">
                <text:p>0.7071070938095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78369318148599">
                <text:p>0.78369318148599</text:p>
              </table:table-cell>
              <table:table-cell office:value-type="float" office:value="0.621148128301428">
                <text:p>0.6211481283014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849892457940407">
                <text:p>0.849892457940407</text:p>
              </table:table-cell>
              <table:table-cell office:value-type="float" office:value="0.526956174587616">
                <text:p>0.5269561745876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904826861712261">
                <text:p>0.904826861712261</text:p>
              </table:table-cell>
              <table:table-cell office:value-type="float" office:value="0.425779696937208">
                <text:p>0.4257796969372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947768266485573">
                <text:p>0.947768266485573</text:p>
              </table:table-cell>
              <table:table-cell office:value-type="float" office:value="0.318959735770726">
                <text:p>0.3189597357707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978147506769974">
                <text:p>0.978147506769974</text:p>
              </table:table-cell>
              <table:table-cell office:value-type="float" office:value="0.207912132882339">
                <text:p>0.2079121328823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995561921886692">
                <text:p>0.995561921886692</text:p>
              </table:table-cell>
              <table:table-cell office:value-type="float" office:value="0.0941087652096023">
                <text:p>0.09410876520960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999780693021773">
                <text:p>0.999780693021773</text:p>
              </table:table-cell>
              <table:table-cell office:value-type="float" office:value="-0.0209419641128248">
                <text:p>-0.02094196411282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990747902606742">
                <text:p>0.990747902606742</text:p>
              </table:table-cell>
              <table:table-cell office:value-type="float" office:value="-0.135715118834794">
                <text:p>-0.1357151188347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968583275476245">
                <text:p>0.968583275476245</text:p>
              </table:table-cell>
              <table:table-cell office:value-type="float" office:value="-0.248689441809878">
                <text:p>-0.2486894418098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933580591979018">
                <text:p>0.933580591979018</text:p>
              </table:table-cell>
              <table:table-cell office:value-type="float" office:value="-0.358367518450133">
                <text:p>-0.3583675184501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886203794075548">
                <text:p>0.886203794075548</text:p>
              </table:table-cell>
              <table:table-cell office:value-type="float" office:value="-0.463295624160323">
                <text:p>-0.4632956241603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827080836034063">
                <text:p>0.827080836034063</text:p>
              </table:table-cell>
              <table:table-cell office:value-type="float" office:value="-0.562082992684529">
                <text:p>-0.5620829926845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756995361230524">
                <text:p>0.756995361230524</text:p>
              </table:table-cell>
              <table:table-cell office:value-type="float" office:value="-0.653420249973528">
                <text:p>-0.6534202499735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676876315372344">
                <text:p>0.676876315372344</text:p>
              </table:table-cell>
              <table:table-cell office:value-type="float" office:value="-0.736096769241626">
                <text:p>-0.7360967692416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587785633816876">
                <text:p>0.587785633816876</text:p>
              </table:table-cell>
              <table:table-cell office:value-type="float" office:value="-0.809016717181106">
                <text:p>-0.809016717181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